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/>
      <table:table table:name="SAT_REDUCED" table:style-name="ta1">
        <table:shapes>
          <draw:frame draw:z-index="0" draw:style-name="gr1" draw:text-style-name="P1" svg:width="207.81mm" svg:height="112.95mm" svg:x="123.51mm" svg:y="45.36mm">
            <draw:object draw:notify-on-update-of-ranges="SAT_REDUCED.A1:SAT_REDUCED.A366 SAT_REDUCED.B1:SAT_REDUCED.B3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9:05:17</text:p>
          </table:table-cell>
          <table:table-cell office:value-type="float" office:value="3.4274" calcext:value-type="float">
            <text:p>3.43</text:p>
          </table:table-cell>
        </table:table-row>
        <table:table-row table:style-name="ro1">
          <table:table-cell office:value-type="string" calcext:value-type="string">
            <text:p>09:07:04</text:p>
          </table:table-cell>
          <table:table-cell office:value-type="float" office:value="3.4176" calcext:value-type="float">
            <text:p>3.42</text:p>
          </table:table-cell>
        </table:table-row>
        <table:table-row table:style-name="ro1">
          <table:table-cell office:value-type="string" calcext:value-type="string">
            <text:p>09:08:51</text:p>
          </table:table-cell>
          <table:table-cell office:value-type="float" office:value="3.4261" calcext:value-type="float">
            <text:p>3.43</text:p>
          </table:table-cell>
        </table:table-row>
        <table:table-row table:style-name="ro1">
          <table:table-cell office:value-type="string" calcext:value-type="string">
            <text:p>09:10:38</text:p>
          </table:table-cell>
          <table:table-cell office:value-type="float" office:value="3.4408" calcext:value-type="float">
            <text:p>3.44</text:p>
          </table:table-cell>
        </table:table-row>
        <table:table-row table:style-name="ro1">
          <table:table-cell office:value-type="string" calcext:value-type="string">
            <text:p>09:12:25</text:p>
          </table:table-cell>
          <table:table-cell office:value-type="float" office:value="3.4286" calcext:value-type="float">
            <text:p>3.43</text:p>
          </table:table-cell>
        </table:table-row>
        <table:table-row table:style-name="ro1">
          <table:table-cell office:value-type="string" calcext:value-type="string">
            <text:p>09:14:12</text:p>
          </table:table-cell>
          <table:table-cell office:value-type="float" office:value="3.2796" calcext:value-type="float">
            <text:p>3.28</text:p>
          </table:table-cell>
        </table:table-row>
        <table:table-row table:style-name="ro1">
          <table:table-cell office:value-type="string" calcext:value-type="string">
            <text:p>09:15:59</text:p>
          </table:table-cell>
          <table:table-cell office:value-type="float" office:value="3.4029" calcext:value-type="float">
            <text:p>3.4</text:p>
          </table:table-cell>
        </table:table-row>
        <table:table-row table:style-name="ro1">
          <table:table-cell office:value-type="string" calcext:value-type="string">
            <text:p>09:17:46</text:p>
          </table:table-cell>
          <table:table-cell office:value-type="float" office:value="3.2173" calcext:value-type="float">
            <text:p>3.22</text:p>
          </table:table-cell>
        </table:table-row>
        <table:table-row table:style-name="ro1">
          <table:table-cell office:value-type="string" calcext:value-type="string">
            <text:p>09:19:34</text:p>
          </table:table-cell>
          <table:table-cell office:value-type="float" office:value="3.2637" calcext:value-type="float">
            <text:p>3.26</text:p>
          </table:table-cell>
        </table:table-row>
        <table:table-row table:style-name="ro1">
          <table:table-cell office:value-type="string" calcext:value-type="string">
            <text:p>09:21:21</text:p>
          </table:table-cell>
          <table:table-cell office:value-type="float" office:value="3.2283" calcext:value-type="float">
            <text:p>3.23</text:p>
          </table:table-cell>
        </table:table-row>
        <table:table-row table:style-name="ro1">
          <table:table-cell office:value-type="string" calcext:value-type="string">
            <text:p>09:23:08</text:p>
          </table:table-cell>
          <table:table-cell office:value-type="float" office:value="3.4933" calcext:value-type="float">
            <text:p>3.49</text:p>
          </table:table-cell>
        </table:table-row>
        <table:table-row table:style-name="ro1">
          <table:table-cell office:value-type="string" calcext:value-type="string">
            <text:p>09:24:55</text:p>
          </table:table-cell>
          <table:table-cell office:value-type="float" office:value="3.2625" calcext:value-type="float">
            <text:p>3.26</text:p>
          </table:table-cell>
        </table:table-row>
        <table:table-row table:style-name="ro1">
          <table:table-cell office:value-type="string" calcext:value-type="string">
            <text:p>09:26:42</text:p>
          </table:table-cell>
          <table:table-cell office:value-type="float" office:value="3.5018" calcext:value-type="float">
            <text:p>3.5</text:p>
          </table:table-cell>
        </table:table-row>
        <table:table-row table:style-name="ro1">
          <table:table-cell office:value-type="string" calcext:value-type="string">
            <text:p>09:28:29</text:p>
          </table:table-cell>
          <table:table-cell office:value-type="float" office:value="3.4274" calcext:value-type="float">
            <text:p>3.43</text:p>
          </table:table-cell>
        </table:table-row>
        <table:table-row table:style-name="ro1">
          <table:table-cell office:value-type="string" calcext:value-type="string">
            <text:p>09:30:16</text:p>
          </table:table-cell>
          <table:table-cell office:value-type="float" office:value="3.3932" calcext:value-type="float">
            <text:p>3.39</text:p>
          </table:table-cell>
        </table:table-row>
        <table:table-row table:style-name="ro1">
          <table:table-cell office:value-type="string" calcext:value-type="string">
            <text:p>09:32:03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09:33:50</text:p>
          </table:table-cell>
          <table:table-cell office:value-type="float" office:value="3.3944" calcext:value-type="float">
            <text:p>3.39</text:p>
          </table:table-cell>
        </table:table-row>
        <table:table-row table:style-name="ro1">
          <table:table-cell office:value-type="string" calcext:value-type="string">
            <text:p>09:35:37</text:p>
          </table:table-cell>
          <table:table-cell office:value-type="float" office:value="3.3932" calcext:value-type="float">
            <text:p>3.39</text:p>
          </table:table-cell>
        </table:table-row>
        <table:table-row table:style-name="ro1">
          <table:table-cell office:value-type="string" calcext:value-type="string">
            <text:p>09:37:24</text:p>
          </table:table-cell>
          <table:table-cell office:value-type="float" office:value="3.3858" calcext:value-type="float">
            <text:p>3.39</text:p>
          </table:table-cell>
        </table:table-row>
        <table:table-row table:style-name="ro1">
          <table:table-cell office:value-type="string" calcext:value-type="string">
            <text:p>09:39:11</text:p>
          </table:table-cell>
          <table:table-cell office:value-type="float" office:value="3.3761" calcext:value-type="float">
            <text:p>3.38</text:p>
          </table:table-cell>
        </table:table-row>
        <table:table-row table:style-name="ro1">
          <table:table-cell office:value-type="string" calcext:value-type="string">
            <text:p>09:40:59</text:p>
          </table:table-cell>
          <table:table-cell office:value-type="float" office:value="3.3602" calcext:value-type="float">
            <text:p>3.36</text:p>
          </table:table-cell>
        </table:table-row>
        <table:table-row table:style-name="ro1">
          <table:table-cell office:value-type="string" calcext:value-type="string">
            <text:p>09:42:46</text:p>
          </table:table-cell>
          <table:table-cell office:value-type="float" office:value="3.3541" calcext:value-type="float">
            <text:p>3.35</text:p>
          </table:table-cell>
        </table:table-row>
        <table:table-row table:style-name="ro1">
          <table:table-cell office:value-type="string" calcext:value-type="string">
            <text:p>09:44:33</text:p>
          </table:table-cell>
          <table:table-cell office:value-type="float" office:value="3.3748" calcext:value-type="float">
            <text:p>3.37</text:p>
          </table:table-cell>
        </table:table-row>
        <table:table-row table:style-name="ro1">
          <table:table-cell office:value-type="string" calcext:value-type="string">
            <text:p>09:46:21</text:p>
          </table:table-cell>
          <table:table-cell office:value-type="float" office:value="3.3639" calcext:value-type="float">
            <text:p>3.36</text:p>
          </table:table-cell>
        </table:table-row>
        <table:table-row table:style-name="ro1">
          <table:table-cell office:value-type="string" calcext:value-type="string">
            <text:p>09:48:08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09:49:55</text:p>
          </table:table-cell>
          <table:table-cell office:value-type="float" office:value="3.3871" calcext:value-type="float">
            <text:p>3.39</text:p>
          </table:table-cell>
        </table:table-row>
        <table:table-row table:style-name="ro1">
          <table:table-cell office:value-type="string" calcext:value-type="string">
            <text:p>09:51:42</text:p>
          </table:table-cell>
          <table:table-cell office:value-type="float" office:value="3.3797" calcext:value-type="float">
            <text:p>3.38</text:p>
          </table:table-cell>
        </table:table-row>
        <table:table-row table:style-name="ro1">
          <table:table-cell office:value-type="string" calcext:value-type="string">
            <text:p>09:53:31</text:p>
          </table:table-cell>
          <table:table-cell office:value-type="float" office:value="3.3834" calcext:value-type="float">
            <text:p>3.38</text:p>
          </table:table-cell>
        </table:table-row>
        <table:table-row table:style-name="ro1">
          <table:table-cell office:value-type="string" calcext:value-type="string">
            <text:p>09:55:18</text:p>
          </table:table-cell>
          <table:table-cell office:value-type="float" office:value="3.3626" calcext:value-type="float">
            <text:p>3.36</text:p>
          </table:table-cell>
        </table:table-row>
        <table:table-row table:style-name="ro1">
          <table:table-cell office:value-type="string" calcext:value-type="string">
            <text:p>09:57:05</text:p>
          </table:table-cell>
          <table:table-cell office:value-type="float" office:value="3.3639" calcext:value-type="float">
            <text:p>3.36</text:p>
          </table:table-cell>
        </table:table-row>
        <table:table-row table:style-name="ro1">
          <table:table-cell office:value-type="string" calcext:value-type="string">
            <text:p>09:58:53</text:p>
          </table:table-cell>
          <table:table-cell office:value-type="float" office:value="3.3822" calcext:value-type="float">
            <text:p>3.38</text:p>
          </table:table-cell>
        </table:table-row>
        <table:table-row table:style-name="ro1">
          <table:table-cell office:value-type="string" calcext:value-type="string">
            <text:p>10:00:39</text:p>
          </table:table-cell>
          <table:table-cell office:value-type="float" office:value="3.3822" calcext:value-type="float">
            <text:p>3.38</text:p>
          </table:table-cell>
        </table:table-row>
        <table:table-row table:style-name="ro1">
          <table:table-cell office:value-type="string" calcext:value-type="string">
            <text:p>10:02:26</text:p>
          </table:table-cell>
          <table:table-cell office:value-type="float" office:value="3.3687" calcext:value-type="float">
            <text:p>3.37</text:p>
          </table:table-cell>
        </table:table-row>
        <table:table-row table:style-name="ro1">
          <table:table-cell office:value-type="string" calcext:value-type="string">
            <text:p>10:04:13</text:p>
          </table:table-cell>
          <table:table-cell office:value-type="float" office:value="3.3504" calcext:value-type="float">
            <text:p>3.35</text:p>
          </table:table-cell>
        </table:table-row>
        <table:table-row table:style-name="ro1">
          <table:table-cell office:value-type="string" calcext:value-type="string">
            <text:p>10:06:00</text:p>
          </table:table-cell>
          <table:table-cell office:value-type="float" office:value="3.3614" calcext:value-type="float">
            <text:p>3.36</text:p>
          </table:table-cell>
        </table:table-row>
        <table:table-row table:style-name="ro1">
          <table:table-cell office:value-type="string" calcext:value-type="string">
            <text:p>10:07:48</text:p>
          </table:table-cell>
          <table:table-cell office:value-type="float" office:value="3.3748" calcext:value-type="float">
            <text:p>3.37</text:p>
          </table:table-cell>
        </table:table-row>
        <table:table-row table:style-name="ro1">
          <table:table-cell office:value-type="string" calcext:value-type="string">
            <text:p>10:09:35</text:p>
          </table:table-cell>
          <table:table-cell office:value-type="float" office:value="3.3565" calcext:value-type="float">
            <text:p>3.36</text:p>
          </table:table-cell>
        </table:table-row>
        <table:table-row table:style-name="ro1">
          <table:table-cell office:value-type="string" calcext:value-type="string">
            <text:p>10:11:23</text:p>
          </table:table-cell>
          <table:table-cell office:value-type="float" office:value="3.3626" calcext:value-type="float">
            <text:p>3.36</text:p>
          </table:table-cell>
        </table:table-row>
        <table:table-row table:style-name="ro1">
          <table:table-cell office:value-type="string" calcext:value-type="string">
            <text:p>10:13:10</text:p>
          </table:table-cell>
          <table:table-cell office:value-type="float" office:value="3.3858" calcext:value-type="float">
            <text:p>3.39</text:p>
          </table:table-cell>
        </table:table-row>
        <table:table-row table:style-name="ro1">
          <table:table-cell office:value-type="string" calcext:value-type="string">
            <text:p>10:14:57</text:p>
          </table:table-cell>
          <table:table-cell office:value-type="float" office:value="3.3871" calcext:value-type="float">
            <text:p>3.39</text:p>
          </table:table-cell>
        </table:table-row>
        <table:table-row table:style-name="ro1">
          <table:table-cell office:value-type="string" calcext:value-type="string">
            <text:p>10:16:44</text:p>
          </table:table-cell>
          <table:table-cell office:value-type="float" office:value="3.3846" calcext:value-type="float">
            <text:p>3.38</text:p>
          </table:table-cell>
        </table:table-row>
        <table:table-row table:style-name="ro1">
          <table:table-cell office:value-type="string" calcext:value-type="string">
            <text:p>10:18:32</text:p>
          </table:table-cell>
          <table:table-cell office:value-type="float" office:value="3.3639" calcext:value-type="float">
            <text:p>3.36</text:p>
          </table:table-cell>
        </table:table-row>
        <table:table-row table:style-name="ro1">
          <table:table-cell office:value-type="string" calcext:value-type="string">
            <text:p>10:20:19</text:p>
          </table:table-cell>
          <table:table-cell office:value-type="float" office:value="3.3785" calcext:value-type="float">
            <text:p>3.38</text:p>
          </table:table-cell>
        </table:table-row>
        <table:table-row table:style-name="ro1">
          <table:table-cell office:value-type="string" calcext:value-type="string">
            <text:p>10:22:06</text:p>
          </table:table-cell>
          <table:table-cell office:value-type="float" office:value="3.3834" calcext:value-type="float">
            <text:p>3.38</text:p>
          </table:table-cell>
        </table:table-row>
        <table:table-row table:style-name="ro1">
          <table:table-cell office:value-type="string" calcext:value-type="string">
            <text:p>10:23:53</text:p>
          </table:table-cell>
          <table:table-cell office:value-type="float" office:value="3.3565" calcext:value-type="float">
            <text:p>3.36</text:p>
          </table:table-cell>
        </table:table-row>
        <table:table-row table:style-name="ro1">
          <table:table-cell office:value-type="string" calcext:value-type="string">
            <text:p>10:25:40</text:p>
          </table:table-cell>
          <table:table-cell office:value-type="float" office:value="3.3651" calcext:value-type="float">
            <text:p>3.37</text:p>
          </table:table-cell>
        </table:table-row>
        <table:table-row table:style-name="ro1">
          <table:table-cell office:value-type="string" calcext:value-type="string">
            <text:p>10:27:27</text:p>
          </table:table-cell>
          <table:table-cell office:value-type="float" office:value="3.3639" calcext:value-type="float">
            <text:p>3.36</text:p>
          </table:table-cell>
        </table:table-row>
        <table:table-row table:style-name="ro1">
          <table:table-cell office:value-type="string" calcext:value-type="string">
            <text:p>10:29:15</text:p>
          </table:table-cell>
          <table:table-cell office:value-type="float" office:value="3.3443" calcext:value-type="float">
            <text:p>3.34</text:p>
          </table:table-cell>
        </table:table-row>
        <table:table-row table:style-name="ro1">
          <table:table-cell office:value-type="string" calcext:value-type="string">
            <text:p>10:31:02</text:p>
          </table:table-cell>
          <table:table-cell office:value-type="float" office:value="3.3993" calcext:value-type="float">
            <text:p>3.4</text:p>
          </table:table-cell>
        </table:table-row>
        <table:table-row table:style-name="ro1">
          <table:table-cell office:value-type="string" calcext:value-type="string">
            <text:p>10:32:49</text:p>
          </table:table-cell>
          <table:table-cell office:value-type="float" office:value="3.4005" calcext:value-type="float">
            <text:p>3.4</text:p>
          </table:table-cell>
        </table:table-row>
        <table:table-row table:style-name="ro1">
          <table:table-cell office:value-type="string" calcext:value-type="string">
            <text:p>10:34:36</text:p>
          </table:table-cell>
          <table:table-cell office:value-type="float" office:value="3.3944" calcext:value-type="float">
            <text:p>3.39</text:p>
          </table:table-cell>
        </table:table-row>
        <table:table-row table:style-name="ro1">
          <table:table-cell office:value-type="string" calcext:value-type="string">
            <text:p>10:36:23</text:p>
          </table:table-cell>
          <table:table-cell office:value-type="float" office:value="3.3736" calcext:value-type="float">
            <text:p>3.37</text:p>
          </table:table-cell>
        </table:table-row>
        <table:table-row table:style-name="ro1">
          <table:table-cell office:value-type="string" calcext:value-type="string">
            <text:p>10:38:10</text:p>
          </table:table-cell>
          <table:table-cell office:value-type="float" office:value="3.254" calcext:value-type="float">
            <text:p>3.25</text:p>
          </table:table-cell>
        </table:table-row>
        <table:table-row table:style-name="ro1">
          <table:table-cell office:value-type="string" calcext:value-type="string">
            <text:p>10:39:58</text:p>
          </table:table-cell>
          <table:table-cell office:value-type="float" office:value="3.3223" calcext:value-type="float">
            <text:p>3.32</text:p>
          </table:table-cell>
        </table:table-row>
        <table:table-row table:style-name="ro1">
          <table:table-cell office:value-type="string" calcext:value-type="string">
            <text:p>10:41:45</text:p>
          </table:table-cell>
          <table:table-cell office:value-type="float" office:value="3.2161" calcext:value-type="float">
            <text:p>3.22</text:p>
          </table:table-cell>
        </table:table-row>
        <table:table-row table:style-name="ro1">
          <table:table-cell office:value-type="string" calcext:value-type="string">
            <text:p>10:43:32</text:p>
          </table:table-cell>
          <table:table-cell office:value-type="float" office:value="3.2112" calcext:value-type="float">
            <text:p>3.21</text:p>
          </table:table-cell>
        </table:table-row>
        <table:table-row table:style-name="ro1">
          <table:table-cell office:value-type="string" calcext:value-type="string">
            <text:p>10:45:19</text:p>
          </table:table-cell>
          <table:table-cell office:value-type="float" office:value="3.4762" calcext:value-type="float">
            <text:p>3.48</text:p>
          </table:table-cell>
        </table:table-row>
        <table:table-row table:style-name="ro1">
          <table:table-cell office:value-type="string" calcext:value-type="string">
            <text:p>10:47:06</text:p>
          </table:table-cell>
          <table:table-cell office:value-type="float" office:value="3.4823" calcext:value-type="float">
            <text:p>3.48</text:p>
          </table:table-cell>
        </table:table-row>
        <table:table-row table:style-name="ro1">
          <table:table-cell office:value-type="string" calcext:value-type="string">
            <text:p>10:48:53</text:p>
          </table:table-cell>
          <table:table-cell office:value-type="float" office:value="3.1783" calcext:value-type="float">
            <text:p>3.18</text:p>
          </table:table-cell>
        </table:table-row>
        <table:table-row table:style-name="ro1">
          <table:table-cell office:value-type="string" calcext:value-type="string">
            <text:p>10:50:40</text:p>
          </table:table-cell>
          <table:table-cell office:value-type="float" office:value="3.188" calcext:value-type="float">
            <text:p>3.19</text:p>
          </table:table-cell>
        </table:table-row>
        <table:table-row table:style-name="ro1">
          <table:table-cell office:value-type="string" calcext:value-type="string">
            <text:p>10:52:27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10:54:14</text:p>
          </table:table-cell>
          <table:table-cell office:value-type="float" office:value="3.2234" calcext:value-type="float">
            <text:p>3.22</text:p>
          </table:table-cell>
        </table:table-row>
        <table:table-row table:style-name="ro1">
          <table:table-cell office:value-type="string" calcext:value-type="string">
            <text:p>10:56:02</text:p>
          </table:table-cell>
          <table:table-cell office:value-type="float" office:value="3.2247" calcext:value-type="float">
            <text:p>3.22</text:p>
          </table:table-cell>
        </table:table-row>
        <table:table-row table:style-name="ro1">
          <table:table-cell office:value-type="string" calcext:value-type="string">
            <text:p>10:57:49</text:p>
          </table:table-cell>
          <table:table-cell office:value-type="float" office:value="3.2198" calcext:value-type="float">
            <text:p>3.22</text:p>
          </table:table-cell>
        </table:table-row>
        <table:table-row table:style-name="ro1">
          <table:table-cell office:value-type="string" calcext:value-type="string">
            <text:p>10:59:36</text:p>
          </table:table-cell>
          <table:table-cell office:value-type="float" office:value="3.547" calcext:value-type="float">
            <text:p>3.55</text:p>
          </table:table-cell>
        </table:table-row>
        <table:table-row table:style-name="ro1">
          <table:table-cell office:value-type="string" calcext:value-type="string">
            <text:p>11:01:23</text:p>
          </table:table-cell>
          <table:table-cell office:value-type="float" office:value="3.4457" calcext:value-type="float">
            <text:p>3.45</text:p>
          </table:table-cell>
        </table:table-row>
        <table:table-row table:style-name="ro1">
          <table:table-cell office:value-type="string" calcext:value-type="string">
            <text:p>11:03:10</text:p>
          </table:table-cell>
          <table:table-cell office:value-type="float" office:value="3.3797" calcext:value-type="float">
            <text:p>3.38</text:p>
          </table:table-cell>
        </table:table-row>
        <table:table-row table:style-name="ro1">
          <table:table-cell office:value-type="string" calcext:value-type="string">
            <text:p>11:04:57</text:p>
          </table:table-cell>
          <table:table-cell office:value-type="float" office:value="3.2833" calcext:value-type="float">
            <text:p>3.28</text:p>
          </table:table-cell>
        </table:table-row>
        <table:table-row table:style-name="ro1">
          <table:table-cell office:value-type="string" calcext:value-type="string">
            <text:p>11:06:44</text:p>
          </table:table-cell>
          <table:table-cell office:value-type="float" office:value="3.1368" calcext:value-type="float">
            <text:p>3.14</text:p>
          </table:table-cell>
        </table:table-row>
        <table:table-row table:style-name="ro1">
          <table:table-cell office:value-type="string" calcext:value-type="string">
            <text:p>11:08:31</text:p>
          </table:table-cell>
          <table:table-cell office:value-type="float" office:value="3.3932" calcext:value-type="float">
            <text:p>3.39</text:p>
          </table:table-cell>
        </table:table-row>
        <table:table-row table:style-name="ro1">
          <table:table-cell office:value-type="string" calcext:value-type="string">
            <text:p>11:10:19</text:p>
          </table:table-cell>
          <table:table-cell office:value-type="float" office:value="3.2063" calcext:value-type="float">
            <text:p>3.21</text:p>
          </table:table-cell>
        </table:table-row>
        <table:table-row table:style-name="ro1">
          <table:table-cell office:value-type="string" calcext:value-type="string">
            <text:p>11:12:06</text:p>
          </table:table-cell>
          <table:table-cell office:value-type="float" office:value="3.4689" calcext:value-type="float">
            <text:p>3.47</text:p>
          </table:table-cell>
        </table:table-row>
        <table:table-row table:style-name="ro1">
          <table:table-cell office:value-type="string" calcext:value-type="string">
            <text:p>11:13:53</text:p>
          </table:table-cell>
          <table:table-cell office:value-type="float" office:value="3.4042" calcext:value-type="float">
            <text:p>3.4</text:p>
          </table:table-cell>
        </table:table-row>
        <table:table-row table:style-name="ro1">
          <table:table-cell office:value-type="string" calcext:value-type="string">
            <text:p>11:15:40</text:p>
          </table:table-cell>
          <table:table-cell office:value-type="float" office:value="3.3932" calcext:value-type="float">
            <text:p>3.39</text:p>
          </table:table-cell>
        </table:table-row>
        <table:table-row table:style-name="ro1">
          <table:table-cell office:value-type="string" calcext:value-type="string">
            <text:p>11:17:27</text:p>
          </table:table-cell>
          <table:table-cell office:value-type="float" office:value="3.3553" calcext:value-type="float">
            <text:p>3.36</text:p>
          </table:table-cell>
        </table:table-row>
        <table:table-row table:style-name="ro1">
          <table:table-cell office:value-type="string" calcext:value-type="string">
            <text:p>11:19:14</text:p>
          </table:table-cell>
          <table:table-cell office:value-type="float" office:value="3.3736" calcext:value-type="float">
            <text:p>3.37</text:p>
          </table:table-cell>
        </table:table-row>
        <table:table-row table:style-name="ro1">
          <table:table-cell office:value-type="string" calcext:value-type="string">
            <text:p>11:21:01</text:p>
          </table:table-cell>
          <table:table-cell office:value-type="float" office:value="3.348" calcext:value-type="float">
            <text:p>3.35</text:p>
          </table:table-cell>
        </table:table-row>
        <table:table-row table:style-name="ro1">
          <table:table-cell office:value-type="string" calcext:value-type="string">
            <text:p>11:22:49</text:p>
          </table:table-cell>
          <table:table-cell office:value-type="float" office:value="3.3382" calcext:value-type="float">
            <text:p>3.34</text:p>
          </table:table-cell>
        </table:table-row>
        <table:table-row table:style-name="ro1">
          <table:table-cell office:value-type="string" calcext:value-type="string">
            <text:p>11:24:36</text:p>
          </table:table-cell>
          <table:table-cell office:value-type="float" office:value="3.2552" calcext:value-type="float">
            <text:p>3.26</text:p>
          </table:table-cell>
        </table:table-row>
        <table:table-row table:style-name="ro1">
          <table:table-cell office:value-type="string" calcext:value-type="string">
            <text:p>11:26:23</text:p>
          </table:table-cell>
          <table:table-cell office:value-type="float" office:value="3.2332" calcext:value-type="float">
            <text:p>3.23</text:p>
          </table:table-cell>
        </table:table-row>
        <table:table-row table:style-name="ro1">
          <table:table-cell office:value-type="string" calcext:value-type="string">
            <text:p>11:28:10</text:p>
          </table:table-cell>
          <table:table-cell office:value-type="float" office:value="3.1245" calcext:value-type="float">
            <text:p>3.12</text:p>
          </table:table-cell>
        </table:table-row>
        <table:table-row table:style-name="ro1">
          <table:table-cell office:value-type="string" calcext:value-type="string">
            <text:p>11:29:57</text:p>
          </table:table-cell>
          <table:table-cell office:value-type="float" office:value="3.3773" calcext:value-type="float">
            <text:p>3.38</text:p>
          </table:table-cell>
        </table:table-row>
        <table:table-row table:style-name="ro1">
          <table:table-cell office:value-type="string" calcext:value-type="string">
            <text:p>11:31:45</text:p>
          </table:table-cell>
          <table:table-cell office:value-type="float" office:value="3.3394" calcext:value-type="float">
            <text:p>3.34</text:p>
          </table:table-cell>
        </table:table-row>
        <table:table-row table:style-name="ro1">
          <table:table-cell office:value-type="string" calcext:value-type="string">
            <text:p>11:33:32</text:p>
          </table:table-cell>
          <table:table-cell office:value-type="float" office:value="3.2845" calcext:value-type="float">
            <text:p>3.28</text:p>
          </table:table-cell>
        </table:table-row>
        <table:table-row table:style-name="ro1">
          <table:table-cell office:value-type="string" calcext:value-type="string">
            <text:p>11:35:19</text:p>
          </table:table-cell>
          <table:table-cell office:value-type="float" office:value="3.1136" calcext:value-type="float">
            <text:p>3.11</text:p>
          </table:table-cell>
        </table:table-row>
        <table:table-row table:style-name="ro1">
          <table:table-cell office:value-type="string" calcext:value-type="string">
            <text:p>11:37:06</text:p>
          </table:table-cell>
          <table:table-cell office:value-type="float" office:value="3.2527" calcext:value-type="float">
            <text:p>3.25</text:p>
          </table:table-cell>
        </table:table-row>
        <table:table-row table:style-name="ro1">
          <table:table-cell office:value-type="string" calcext:value-type="string">
            <text:p>11:38:53</text:p>
          </table:table-cell>
          <table:table-cell office:value-type="float" office:value="3.2247" calcext:value-type="float">
            <text:p>3.22</text:p>
          </table:table-cell>
        </table:table-row>
        <table:table-row table:style-name="ro1">
          <table:table-cell office:value-type="string" calcext:value-type="string">
            <text:p>11:40:40</text:p>
          </table:table-cell>
          <table:table-cell office:value-type="float" office:value="3.4322" calcext:value-type="float">
            <text:p>3.43</text:p>
          </table:table-cell>
        </table:table-row>
        <table:table-row table:style-name="ro1">
          <table:table-cell office:value-type="string" calcext:value-type="string">
            <text:p>11:42:27</text:p>
          </table:table-cell>
          <table:table-cell office:value-type="float" office:value="3.3883" calcext:value-type="float">
            <text:p>3.39</text:p>
          </table:table-cell>
        </table:table-row>
        <table:table-row table:style-name="ro1">
          <table:table-cell office:value-type="string" calcext:value-type="string">
            <text:p>11:44:14</text:p>
          </table:table-cell>
          <table:table-cell office:value-type="float" office:value="3.3053" calcext:value-type="float">
            <text:p>3.31</text:p>
          </table:table-cell>
        </table:table-row>
        <table:table-row table:style-name="ro1">
          <table:table-cell office:value-type="string" calcext:value-type="string">
            <text:p>11:46:01</text:p>
          </table:table-cell>
          <table:table-cell office:value-type="float" office:value="3.2332" calcext:value-type="float">
            <text:p>3.23</text:p>
          </table:table-cell>
        </table:table-row>
        <table:table-row table:style-name="ro1">
          <table:table-cell office:value-type="string" calcext:value-type="string">
            <text:p>11:47:48</text:p>
          </table:table-cell>
          <table:table-cell office:value-type="float" office:value="3.2808" calcext:value-type="float">
            <text:p>3.28</text:p>
          </table:table-cell>
        </table:table-row>
        <table:table-row table:style-name="ro1">
          <table:table-cell office:value-type="string" calcext:value-type="string">
            <text:p>11:49:35</text:p>
          </table:table-cell>
          <table:table-cell office:value-type="float" office:value="3.2918" calcext:value-type="float">
            <text:p>3.29</text:p>
          </table:table-cell>
        </table:table-row>
        <table:table-row table:style-name="ro1">
          <table:table-cell office:value-type="string" calcext:value-type="string">
            <text:p>11:51:22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1:53:10</text:p>
          </table:table-cell>
          <table:table-cell office:value-type="float" office:value="3.2967" calcext:value-type="float">
            <text:p>3.3</text:p>
          </table:table-cell>
        </table:table-row>
        <table:table-row table:style-name="ro1">
          <table:table-cell office:value-type="string" calcext:value-type="string">
            <text:p>11:54:57</text:p>
          </table:table-cell>
          <table:table-cell office:value-type="float" office:value="3.2967" calcext:value-type="float">
            <text:p>3.3</text:p>
          </table:table-cell>
        </table:table-row>
        <table:table-row table:style-name="ro1">
          <table:table-cell office:value-type="string" calcext:value-type="string">
            <text:p>11:56:44</text:p>
          </table:table-cell>
          <table:table-cell office:value-type="float" office:value="3.3138" calcext:value-type="float">
            <text:p>3.31</text:p>
          </table:table-cell>
        </table:table-row>
        <table:table-row table:style-name="ro1">
          <table:table-cell office:value-type="string" calcext:value-type="string">
            <text:p>11:58:3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2:00:18</text:p>
          </table:table-cell>
          <table:table-cell office:value-type="float" office:value="3.2711" calcext:value-type="float">
            <text:p>3.27</text:p>
          </table:table-cell>
        </table:table-row>
        <table:table-row table:style-name="ro1">
          <table:table-cell office:value-type="string" calcext:value-type="string">
            <text:p>12:02:05</text:p>
          </table:table-cell>
          <table:table-cell office:value-type="float" office:value="3.2527" calcext:value-type="float">
            <text:p>3.25</text:p>
          </table:table-cell>
        </table:table-row>
        <table:table-row table:style-name="ro1">
          <table:table-cell office:value-type="string" calcext:value-type="string">
            <text:p>12:03:52</text:p>
          </table:table-cell>
          <table:table-cell office:value-type="float" office:value="3.2576" calcext:value-type="float">
            <text:p>3.26</text:p>
          </table:table-cell>
        </table:table-row>
        <table:table-row table:style-name="ro1">
          <table:table-cell office:value-type="string" calcext:value-type="string">
            <text:p>12:05:39</text:p>
          </table:table-cell>
          <table:table-cell office:value-type="float" office:value="3.2759" calcext:value-type="float">
            <text:p>3.28</text:p>
          </table:table-cell>
        </table:table-row>
        <table:table-row table:style-name="ro1">
          <table:table-cell office:value-type="string" calcext:value-type="string">
            <text:p>12:07:26</text:p>
          </table:table-cell>
          <table:table-cell office:value-type="float" office:value="3.2979" calcext:value-type="float">
            <text:p>3.3</text:p>
          </table:table-cell>
        </table:table-row>
        <table:table-row table:style-name="ro1">
          <table:table-cell office:value-type="string" calcext:value-type="string">
            <text:p>12:09:13</text:p>
          </table:table-cell>
          <table:table-cell office:value-type="float" office:value="3.3126" calcext:value-type="float">
            <text:p>3.31</text:p>
          </table:table-cell>
        </table:table-row>
        <table:table-row table:style-name="ro1">
          <table:table-cell office:value-type="string" calcext:value-type="string">
            <text:p>12:11:00</text:p>
          </table:table-cell>
          <table:table-cell office:value-type="float" office:value="3.3309" calcext:value-type="float">
            <text:p>3.33</text:p>
          </table:table-cell>
        </table:table-row>
        <table:table-row table:style-name="ro1">
          <table:table-cell office:value-type="string" calcext:value-type="string">
            <text:p>12:12:48</text:p>
          </table:table-cell>
          <table:table-cell office:value-type="float" office:value="3.2894" calcext:value-type="float">
            <text:p>3.29</text:p>
          </table:table-cell>
        </table:table-row>
        <table:table-row table:style-name="ro1">
          <table:table-cell office:value-type="string" calcext:value-type="string">
            <text:p>12:14:35</text:p>
          </table:table-cell>
          <table:table-cell office:value-type="float" office:value="3.3138" calcext:value-type="float">
            <text:p>3.31</text:p>
          </table:table-cell>
        </table:table-row>
        <table:table-row table:style-name="ro1">
          <table:table-cell office:value-type="string" calcext:value-type="string">
            <text:p>12:16:22</text:p>
          </table:table-cell>
          <table:table-cell office:value-type="float" office:value="3.3248" calcext:value-type="float">
            <text:p>3.32</text:p>
          </table:table-cell>
        </table:table-row>
        <table:table-row table:style-name="ro1">
          <table:table-cell office:value-type="string" calcext:value-type="string">
            <text:p>12:18:09</text:p>
          </table:table-cell>
          <table:table-cell office:value-type="float" office:value="3.5543" calcext:value-type="float">
            <text:p>3.55</text:p>
          </table:table-cell>
        </table:table-row>
        <table:table-row table:style-name="ro1">
          <table:table-cell office:value-type="string" calcext:value-type="string">
            <text:p>12:19:56</text:p>
          </table:table-cell>
          <table:table-cell office:value-type="float" office:value="3.3175" calcext:value-type="float">
            <text:p>3.32</text:p>
          </table:table-cell>
        </table:table-row>
        <table:table-row table:style-name="ro1">
          <table:table-cell office:value-type="string" calcext:value-type="string">
            <text:p>12:21:43</text:p>
          </table:table-cell>
          <table:table-cell office:value-type="float" office:value="3.4335" calcext:value-type="float">
            <text:p>3.43</text:p>
          </table:table-cell>
        </table:table-row>
        <table:table-row table:style-name="ro1">
          <table:table-cell office:value-type="string" calcext:value-type="string">
            <text:p>12:23:30</text:p>
          </table:table-cell>
          <table:table-cell office:value-type="float" office:value="3.3907" calcext:value-type="float">
            <text:p>3.39</text:p>
          </table:table-cell>
        </table:table-row>
        <table:table-row table:style-name="ro1">
          <table:table-cell office:value-type="string" calcext:value-type="string">
            <text:p>12:25:17</text:p>
          </table:table-cell>
          <table:table-cell office:value-type="float" office:value="3.3077" calcext:value-type="float">
            <text:p>3.31</text:p>
          </table:table-cell>
        </table:table-row>
        <table:table-row table:style-name="ro1">
          <table:table-cell office:value-type="string" calcext:value-type="string">
            <text:p>12:27:05</text:p>
          </table:table-cell>
          <table:table-cell office:value-type="float" office:value="3.0818" calcext:value-type="float">
            <text:p>3.08</text:p>
          </table:table-cell>
        </table:table-row>
        <table:table-row table:style-name="ro1">
          <table:table-cell office:value-type="string" calcext:value-type="string">
            <text:p>12:28:52</text:p>
          </table:table-cell>
          <table:table-cell office:value-type="float" office:value="3.1355" calcext:value-type="float">
            <text:p>3.14</text:p>
          </table:table-cell>
        </table:table-row>
        <table:table-row table:style-name="ro1">
          <table:table-cell office:value-type="string" calcext:value-type="string">
            <text:p>12:30:39</text:p>
          </table:table-cell>
          <table:table-cell office:value-type="float" office:value="3.2198" calcext:value-type="float">
            <text:p>3.22</text:p>
          </table:table-cell>
        </table:table-row>
        <table:table-row table:style-name="ro1">
          <table:table-cell office:value-type="string" calcext:value-type="string">
            <text:p>12:32:26</text:p>
          </table:table-cell>
          <table:table-cell office:value-type="float" office:value="3.4799" calcext:value-type="float">
            <text:p>3.48</text:p>
          </table:table-cell>
        </table:table-row>
        <table:table-row table:style-name="ro1">
          <table:table-cell office:value-type="string" calcext:value-type="string">
            <text:p>12:34:13</text:p>
          </table:table-cell>
          <table:table-cell office:value-type="float" office:value="3.4017" calcext:value-type="float">
            <text:p>3.4</text:p>
          </table:table-cell>
        </table:table-row>
        <table:table-row table:style-name="ro1">
          <table:table-cell office:value-type="string" calcext:value-type="string">
            <text:p>12:36:00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2:37:47</text:p>
          </table:table-cell>
          <table:table-cell office:value-type="float" office:value="3.3712" calcext:value-type="float">
            <text:p>3.37</text:p>
          </table:table-cell>
        </table:table-row>
        <table:table-row table:style-name="ro1">
          <table:table-cell office:value-type="string" calcext:value-type="string">
            <text:p>12:39:34</text:p>
          </table:table-cell>
          <table:table-cell office:value-type="float" office:value="3.1502" calcext:value-type="float">
            <text:p>3.15</text:p>
          </table:table-cell>
        </table:table-row>
        <table:table-row table:style-name="ro1">
          <table:table-cell office:value-type="string" calcext:value-type="string">
            <text:p>12:41:21</text:p>
          </table:table-cell>
          <table:table-cell office:value-type="float" office:value="3.2491" calcext:value-type="float">
            <text:p>3.25</text:p>
          </table:table-cell>
        </table:table-row>
        <table:table-row table:style-name="ro1">
          <table:table-cell office:value-type="string" calcext:value-type="string">
            <text:p>12:43:08</text:p>
          </table:table-cell>
          <table:table-cell office:value-type="float" office:value="3.2369" calcext:value-type="float">
            <text:p>3.24</text:p>
          </table:table-cell>
        </table:table-row>
        <table:table-row table:style-name="ro1">
          <table:table-cell office:value-type="string" calcext:value-type="string">
            <text:p>12:44:55</text:p>
          </table:table-cell>
          <table:table-cell office:value-type="float" office:value="3.4518" calcext:value-type="float">
            <text:p>3.45</text:p>
          </table:table-cell>
        </table:table-row>
        <table:table-row table:style-name="ro1">
          <table:table-cell office:value-type="string" calcext:value-type="string">
            <text:p>12:46:42</text:p>
          </table:table-cell>
          <table:table-cell office:value-type="float" office:value="3.3785" calcext:value-type="float">
            <text:p>3.38</text:p>
          </table:table-cell>
        </table:table-row>
        <table:table-row table:style-name="ro1">
          <table:table-cell office:value-type="string" calcext:value-type="string">
            <text:p>12:48:29</text:p>
          </table:table-cell>
          <table:table-cell office:value-type="float" office:value="3.3358" calcext:value-type="float">
            <text:p>3.34</text:p>
          </table:table-cell>
        </table:table-row>
        <table:table-row table:style-name="ro1">
          <table:table-cell office:value-type="string" calcext:value-type="string">
            <text:p>12:50:16</text:p>
          </table:table-cell>
          <table:table-cell office:value-type="float" office:value="3.3126" calcext:value-type="float">
            <text:p>3.31</text:p>
          </table:table-cell>
        </table:table-row>
        <table:table-row table:style-name="ro1">
          <table:table-cell office:value-type="string" calcext:value-type="string">
            <text:p>12:52:03</text:p>
          </table:table-cell>
          <table:table-cell office:value-type="float" office:value="3.3358" calcext:value-type="float">
            <text:p>3.34</text:p>
          </table:table-cell>
        </table:table-row>
        <table:table-row table:style-name="ro1">
          <table:table-cell office:value-type="string" calcext:value-type="string">
            <text:p>12:53:50</text:p>
          </table:table-cell>
          <table:table-cell office:value-type="float" office:value="3.3272" calcext:value-type="float">
            <text:p>3.33</text:p>
          </table:table-cell>
        </table:table-row>
        <table:table-row table:style-name="ro1">
          <table:table-cell office:value-type="string" calcext:value-type="string">
            <text:p>12:55:38</text:p>
          </table:table-cell>
          <table:table-cell office:value-type="float" office:value="3.3736" calcext:value-type="float">
            <text:p>3.37</text:p>
          </table:table-cell>
        </table:table-row>
        <table:table-row table:style-name="ro1">
          <table:table-cell office:value-type="string" calcext:value-type="string">
            <text:p>12:57:25</text:p>
          </table:table-cell>
          <table:table-cell office:value-type="float" office:value="3.3297" calcext:value-type="float">
            <text:p>3.33</text:p>
          </table:table-cell>
        </table:table-row>
        <table:table-row table:style-name="ro1">
          <table:table-cell office:value-type="string" calcext:value-type="string">
            <text:p>12:59:12</text:p>
          </table:table-cell>
          <table:table-cell office:value-type="float" office:value="3.0085" calcext:value-type="float">
            <text:p>3.01</text:p>
          </table:table-cell>
        </table:table-row>
        <table:table-row table:style-name="ro1">
          <table:table-cell office:value-type="string" calcext:value-type="string">
            <text:p>13:00:59</text:p>
          </table:table-cell>
          <table:table-cell office:value-type="float" office:value="3.3993" calcext:value-type="float">
            <text:p>3.4</text:p>
          </table:table-cell>
        </table:table-row>
        <table:table-row table:style-name="ro1">
          <table:table-cell office:value-type="string" calcext:value-type="string">
            <text:p>13:02:46</text:p>
          </table:table-cell>
          <table:table-cell office:value-type="float" office:value="3.3419" calcext:value-type="float">
            <text:p>3.34</text:p>
          </table:table-cell>
        </table:table-row>
        <table:table-row table:style-name="ro1">
          <table:table-cell office:value-type="string" calcext:value-type="string">
            <text:p>13:04:33</text:p>
          </table:table-cell>
          <table:table-cell office:value-type="float" office:value="3.3223" calcext:value-type="float">
            <text:p>3.32</text:p>
          </table:table-cell>
        </table:table-row>
        <table:table-row table:style-name="ro1">
          <table:table-cell office:value-type="string" calcext:value-type="string">
            <text:p>13:06:20</text:p>
          </table:table-cell>
          <table:table-cell office:value-type="float" office:value="3.3053" calcext:value-type="float">
            <text:p>3.31</text:p>
          </table:table-cell>
        </table:table-row>
        <table:table-row table:style-name="ro1">
          <table:table-cell office:value-type="string" calcext:value-type="string">
            <text:p>13:08:07</text:p>
          </table:table-cell>
          <table:table-cell office:value-type="float" office:value="3.3089" calcext:value-type="float">
            <text:p>3.31</text:p>
          </table:table-cell>
        </table:table-row>
        <table:table-row table:style-name="ro1">
          <table:table-cell office:value-type="string" calcext:value-type="string">
            <text:p>13:09:54</text:p>
          </table:table-cell>
          <table:table-cell office:value-type="float" office:value="3.3211" calcext:value-type="float">
            <text:p>3.32</text:p>
          </table:table-cell>
        </table:table-row>
        <table:table-row table:style-name="ro1">
          <table:table-cell office:value-type="string" calcext:value-type="string">
            <text:p>13:11:41</text:p>
          </table:table-cell>
          <table:table-cell office:value-type="float" office:value="3.3223" calcext:value-type="float">
            <text:p>3.32</text:p>
          </table:table-cell>
        </table:table-row>
        <table:table-row table:style-name="ro1">
          <table:table-cell office:value-type="string" calcext:value-type="string">
            <text:p>13:13:28</text:p>
          </table:table-cell>
          <table:table-cell office:value-type="float" office:value="3.1819" calcext:value-type="float">
            <text:p>3.18</text:p>
          </table:table-cell>
        </table:table-row>
        <table:table-row table:style-name="ro1">
          <table:table-cell office:value-type="string" calcext:value-type="string">
            <text:p>13:15:15</text:p>
          </table:table-cell>
          <table:table-cell office:value-type="float" office:value="3.3797" calcext:value-type="float">
            <text:p>3.38</text:p>
          </table:table-cell>
        </table:table-row>
        <table:table-row table:style-name="ro1">
          <table:table-cell office:value-type="string" calcext:value-type="string">
            <text:p>13:17:03</text:p>
          </table:table-cell>
          <table:table-cell office:value-type="float" office:value="3.3419" calcext:value-type="float">
            <text:p>3.34</text:p>
          </table:table-cell>
        </table:table-row>
        <table:table-row table:style-name="ro1">
          <table:table-cell office:value-type="string" calcext:value-type="string">
            <text:p>13:18:50</text:p>
          </table:table-cell>
          <table:table-cell office:value-type="float" office:value="3.3382" calcext:value-type="float">
            <text:p>3.34</text:p>
          </table:table-cell>
        </table:table-row>
        <table:table-row table:style-name="ro1">
          <table:table-cell office:value-type="string" calcext:value-type="string">
            <text:p>13:20:37</text:p>
          </table:table-cell>
          <table:table-cell office:value-type="float" office:value="3.3211" calcext:value-type="float">
            <text:p>3.32</text:p>
          </table:table-cell>
        </table:table-row>
        <table:table-row table:style-name="ro1">
          <table:table-cell office:value-type="string" calcext:value-type="string">
            <text:p>13:22:24</text:p>
          </table:table-cell>
          <table:table-cell office:value-type="float" office:value="3.2894" calcext:value-type="float">
            <text:p>3.29</text:p>
          </table:table-cell>
        </table:table-row>
        <table:table-row table:style-name="ro1">
          <table:table-cell office:value-type="string" calcext:value-type="string">
            <text:p>13:24:11</text:p>
          </table:table-cell>
          <table:table-cell office:value-type="float" office:value="3.3602" calcext:value-type="float">
            <text:p>3.36</text:p>
          </table:table-cell>
        </table:table-row>
        <table:table-row table:style-name="ro1">
          <table:table-cell office:value-type="string" calcext:value-type="string">
            <text:p>13:25:58</text:p>
          </table:table-cell>
          <table:table-cell office:value-type="float" office:value="3.3504" calcext:value-type="float">
            <text:p>3.35</text:p>
          </table:table-cell>
        </table:table-row>
        <table:table-row table:style-name="ro1">
          <table:table-cell office:value-type="string" calcext:value-type="string">
            <text:p>13:27:45</text:p>
          </table:table-cell>
          <table:table-cell office:value-type="float" office:value="3.3504" calcext:value-type="float">
            <text:p>3.35</text:p>
          </table:table-cell>
        </table:table-row>
        <table:table-row table:style-name="ro1">
          <table:table-cell office:value-type="string" calcext:value-type="string">
            <text:p>13:29:33</text:p>
          </table:table-cell>
          <table:table-cell office:value-type="float" office:value="3.3797" calcext:value-type="float">
            <text:p>3.38</text:p>
          </table:table-cell>
        </table:table-row>
        <table:table-row table:style-name="ro1">
          <table:table-cell office:value-type="string" calcext:value-type="string">
            <text:p>13:31:20</text:p>
          </table:table-cell>
          <table:table-cell office:value-type="float" office:value="3.3614" calcext:value-type="float">
            <text:p>3.36</text:p>
          </table:table-cell>
        </table:table-row>
        <table:table-row table:style-name="ro1">
          <table:table-cell office:value-type="string" calcext:value-type="string">
            <text:p>13:33:07</text:p>
          </table:table-cell>
          <table:table-cell office:value-type="float" office:value="3.3492" calcext:value-type="float">
            <text:p>3.35</text:p>
          </table:table-cell>
        </table:table-row>
        <table:table-row table:style-name="ro1">
          <table:table-cell office:value-type="string" calcext:value-type="string">
            <text:p>13:34:54</text:p>
          </table:table-cell>
          <table:table-cell office:value-type="float" office:value="3.3541" calcext:value-type="float">
            <text:p>3.35</text:p>
          </table:table-cell>
        </table:table-row>
        <table:table-row table:style-name="ro1">
          <table:table-cell office:value-type="string" calcext:value-type="string">
            <text:p>13:36:41</text:p>
          </table:table-cell>
          <table:table-cell office:value-type="float" office:value="3.3541" calcext:value-type="float">
            <text:p>3.35</text:p>
          </table:table-cell>
        </table:table-row>
        <table:table-row table:style-name="ro1">
          <table:table-cell office:value-type="string" calcext:value-type="string">
            <text:p>13:38:28</text:p>
          </table:table-cell>
          <table:table-cell office:value-type="float" office:value="3.337" calcext:value-type="float">
            <text:p>3.34</text:p>
          </table:table-cell>
        </table:table-row>
        <table:table-row table:style-name="ro1">
          <table:table-cell office:value-type="string" calcext:value-type="string">
            <text:p>13:40:15</text:p>
          </table:table-cell>
          <table:table-cell office:value-type="float" office:value="3.3504" calcext:value-type="float">
            <text:p>3.35</text:p>
          </table:table-cell>
        </table:table-row>
        <table:table-row table:style-name="ro1">
          <table:table-cell office:value-type="string" calcext:value-type="string">
            <text:p>13:42:02</text:p>
          </table:table-cell>
          <table:table-cell office:value-type="float" office:value="3.3492" calcext:value-type="float">
            <text:p>3.35</text:p>
          </table:table-cell>
        </table:table-row>
        <table:table-row table:style-name="ro1">
          <table:table-cell office:value-type="string" calcext:value-type="string">
            <text:p>13:43:49</text:p>
          </table:table-cell>
          <table:table-cell office:value-type="float" office:value="3.3199" calcext:value-type="float">
            <text:p>3.32</text:p>
          </table:table-cell>
        </table:table-row>
        <table:table-row table:style-name="ro1">
          <table:table-cell office:value-type="string" calcext:value-type="string">
            <text:p>13:45:36</text:p>
          </table:table-cell>
          <table:table-cell office:value-type="float" office:value="3.3211" calcext:value-type="float">
            <text:p>3.32</text:p>
          </table:table-cell>
        </table:table-row>
        <table:table-row table:style-name="ro1">
          <table:table-cell office:value-type="string" calcext:value-type="string">
            <text:p>13:47:23</text:p>
          </table:table-cell>
          <table:table-cell office:value-type="float" office:value="3.3346" calcext:value-type="float">
            <text:p>3.33</text:p>
          </table:table-cell>
        </table:table-row>
        <table:table-row table:style-name="ro1">
          <table:table-cell office:value-type="string" calcext:value-type="string">
            <text:p>13:49:10</text:p>
          </table:table-cell>
          <table:table-cell office:value-type="float" office:value="3.3346" calcext:value-type="float">
            <text:p>3.33</text:p>
          </table:table-cell>
        </table:table-row>
        <table:table-row table:style-name="ro1">
          <table:table-cell office:value-type="string" calcext:value-type="string">
            <text:p>13:50:57</text:p>
          </table:table-cell>
          <table:table-cell office:value-type="float" office:value="3.3236" calcext:value-type="float">
            <text:p>3.32</text:p>
          </table:table-cell>
        </table:table-row>
        <table:table-row table:style-name="ro1">
          <table:table-cell office:value-type="string" calcext:value-type="string">
            <text:p>13:52:45</text:p>
          </table:table-cell>
          <table:table-cell office:value-type="float" office:value="3.3394" calcext:value-type="float">
            <text:p>3.34</text:p>
          </table:table-cell>
        </table:table-row>
        <table:table-row table:style-name="ro1">
          <table:table-cell office:value-type="string" calcext:value-type="string">
            <text:p>13:54:32</text:p>
          </table:table-cell>
          <table:table-cell office:value-type="float" office:value="3.3211" calcext:value-type="float">
            <text:p>3.32</text:p>
          </table:table-cell>
        </table:table-row>
        <table:table-row table:style-name="ro1">
          <table:table-cell office:value-type="string" calcext:value-type="string">
            <text:p>13:56:19</text:p>
          </table:table-cell>
          <table:table-cell office:value-type="float" office:value="3.3736" calcext:value-type="float">
            <text:p>3.37</text:p>
          </table:table-cell>
        </table:table-row>
        <table:table-row table:style-name="ro1">
          <table:table-cell office:value-type="string" calcext:value-type="string">
            <text:p>13:58:06</text:p>
          </table:table-cell>
          <table:table-cell office:value-type="float" office:value="3.3529" calcext:value-type="float">
            <text:p>3.35</text:p>
          </table:table-cell>
        </table:table-row>
        <table:table-row table:style-name="ro1">
          <table:table-cell office:value-type="string" calcext:value-type="string">
            <text:p>13:59:53</text:p>
          </table:table-cell>
          <table:table-cell office:value-type="float" office:value="3.3529" calcext:value-type="float">
            <text:p>3.35</text:p>
          </table:table-cell>
        </table:table-row>
        <table:table-row table:style-name="ro1">
          <table:table-cell office:value-type="string" calcext:value-type="string">
            <text:p>14:01:40</text:p>
          </table:table-cell>
          <table:table-cell office:value-type="float" office:value="3.3712" calcext:value-type="float">
            <text:p>3.37</text:p>
          </table:table-cell>
        </table:table-row>
        <table:table-row table:style-name="ro1">
          <table:table-cell office:value-type="string" calcext:value-type="string">
            <text:p>14:03:27</text:p>
          </table:table-cell>
          <table:table-cell office:value-type="float" office:value="3.0244" calcext:value-type="float">
            <text:p>3.02</text:p>
          </table:table-cell>
        </table:table-row>
        <table:table-row table:style-name="ro1">
          <table:table-cell office:value-type="string" calcext:value-type="string">
            <text:p>14:05:14</text:p>
          </table:table-cell>
          <table:table-cell office:value-type="float" office:value="3.1551" calcext:value-type="float">
            <text:p>3.16</text:p>
          </table:table-cell>
        </table:table-row>
        <table:table-row table:style-name="ro1">
          <table:table-cell office:value-type="string" calcext:value-type="string">
            <text:p>14:07:01</text:p>
          </table:table-cell>
          <table:table-cell office:value-type="float" office:value="3.4151" calcext:value-type="float">
            <text:p>3.42</text:p>
          </table:table-cell>
        </table:table-row>
        <table:table-row table:style-name="ro1">
          <table:table-cell office:value-type="string" calcext:value-type="string">
            <text:p>14:08:49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4:10:35</text:p>
          </table:table-cell>
          <table:table-cell office:value-type="float" office:value="3.3602" calcext:value-type="float">
            <text:p>3.36</text:p>
          </table:table-cell>
        </table:table-row>
        <table:table-row table:style-name="ro1">
          <table:table-cell office:value-type="string" calcext:value-type="string">
            <text:p>14:12:23</text:p>
          </table:table-cell>
          <table:table-cell office:value-type="float" office:value="3.3321" calcext:value-type="float">
            <text:p>3.33</text:p>
          </table:table-cell>
        </table:table-row>
        <table:table-row table:style-name="ro1">
          <table:table-cell office:value-type="string" calcext:value-type="string">
            <text:p>14:14:10</text:p>
          </table:table-cell>
          <table:table-cell office:value-type="float" office:value="3.3297" calcext:value-type="float">
            <text:p>3.33</text:p>
          </table:table-cell>
        </table:table-row>
        <table:table-row table:style-name="ro1">
          <table:table-cell office:value-type="string" calcext:value-type="string">
            <text:p>14:15:57</text:p>
          </table:table-cell>
          <table:table-cell office:value-type="float" office:value="3.348" calcext:value-type="float">
            <text:p>3.35</text:p>
          </table:table-cell>
        </table:table-row>
        <table:table-row table:style-name="ro1">
          <table:table-cell office:value-type="string" calcext:value-type="string">
            <text:p>14:17:44</text:p>
          </table:table-cell>
          <table:table-cell office:value-type="float" office:value="3.3785" calcext:value-type="float">
            <text:p>3.38</text:p>
          </table:table-cell>
        </table:table-row>
        <table:table-row table:style-name="ro1">
          <table:table-cell office:value-type="string" calcext:value-type="string">
            <text:p>14:19:31</text:p>
          </table:table-cell>
          <table:table-cell office:value-type="float" office:value="3.3822" calcext:value-type="float">
            <text:p>3.38</text:p>
          </table:table-cell>
        </table:table-row>
        <table:table-row table:style-name="ro1">
          <table:table-cell office:value-type="string" calcext:value-type="string">
            <text:p>14:21:18</text:p>
          </table:table-cell>
          <table:table-cell office:value-type="float" office:value="3.3553" calcext:value-type="float">
            <text:p>3.36</text:p>
          </table:table-cell>
        </table:table-row>
        <table:table-row table:style-name="ro1">
          <table:table-cell office:value-type="string" calcext:value-type="string">
            <text:p>14:23:05</text:p>
          </table:table-cell>
          <table:table-cell office:value-type="float" office:value="3.3541" calcext:value-type="float">
            <text:p>3.35</text:p>
          </table:table-cell>
        </table:table-row>
        <table:table-row table:style-name="ro1">
          <table:table-cell office:value-type="string" calcext:value-type="string">
            <text:p>14:24:52</text:p>
          </table:table-cell>
          <table:table-cell office:value-type="float" office:value="3.3651" calcext:value-type="float">
            <text:p>3.37</text:p>
          </table:table-cell>
        </table:table-row>
        <table:table-row table:style-name="ro1">
          <table:table-cell office:value-type="string" calcext:value-type="string">
            <text:p>14:26:39</text:p>
          </table:table-cell>
          <table:table-cell office:value-type="float" office:value="3.359" calcext:value-type="float">
            <text:p>3.36</text:p>
          </table:table-cell>
        </table:table-row>
        <table:table-row table:style-name="ro1">
          <table:table-cell office:value-type="string" calcext:value-type="string">
            <text:p>14:28:27</text:p>
          </table:table-cell>
          <table:table-cell office:value-type="float" office:value="3.3626" calcext:value-type="float">
            <text:p>3.36</text:p>
          </table:table-cell>
        </table:table-row>
        <table:table-row table:style-name="ro1">
          <table:table-cell office:value-type="string" calcext:value-type="string">
            <text:p>14:30:14</text:p>
          </table:table-cell>
          <table:table-cell office:value-type="float" office:value="3.3455" calcext:value-type="float">
            <text:p>3.35</text:p>
          </table:table-cell>
        </table:table-row>
        <table:table-row table:style-name="ro1">
          <table:table-cell office:value-type="string" calcext:value-type="string">
            <text:p>14:32:01</text:p>
          </table:table-cell>
          <table:table-cell office:value-type="float" office:value="3.3675" calcext:value-type="float">
            <text:p>3.37</text:p>
          </table:table-cell>
        </table:table-row>
        <table:table-row table:style-name="ro1">
          <table:table-cell office:value-type="string" calcext:value-type="string">
            <text:p>14:33:48</text:p>
          </table:table-cell>
          <table:table-cell office:value-type="float" office:value="3.3822" calcext:value-type="float">
            <text:p>3.38</text:p>
          </table:table-cell>
        </table:table-row>
        <table:table-row table:style-name="ro1">
          <table:table-cell office:value-type="string" calcext:value-type="string">
            <text:p>14:35:35</text:p>
          </table:table-cell>
          <table:table-cell office:value-type="float" office:value="3.3883" calcext:value-type="float">
            <text:p>3.39</text:p>
          </table:table-cell>
        </table:table-row>
        <table:table-row table:style-name="ro1">
          <table:table-cell office:value-type="string" calcext:value-type="string">
            <text:p>14:37:22</text:p>
          </table:table-cell>
          <table:table-cell office:value-type="float" office:value="3.3846" calcext:value-type="float">
            <text:p>3.38</text:p>
          </table:table-cell>
        </table:table-row>
        <table:table-row table:style-name="ro1">
          <table:table-cell office:value-type="string" calcext:value-type="string">
            <text:p>14:39:09</text:p>
          </table:table-cell>
          <table:table-cell office:value-type="float" office:value="3.3761" calcext:value-type="float">
            <text:p>3.38</text:p>
          </table:table-cell>
        </table:table-row>
        <table:table-row table:style-name="ro1">
          <table:table-cell office:value-type="string" calcext:value-type="string">
            <text:p>14:40:56</text:p>
          </table:table-cell>
          <table:table-cell office:value-type="float" office:value="3.3565" calcext:value-type="float">
            <text:p>3.36</text:p>
          </table:table-cell>
        </table:table-row>
        <table:table-row table:style-name="ro1">
          <table:table-cell office:value-type="string" calcext:value-type="string">
            <text:p>14:42:43</text:p>
          </table:table-cell>
          <table:table-cell office:value-type="float" office:value="3.3346" calcext:value-type="float">
            <text:p>3.33</text:p>
          </table:table-cell>
        </table:table-row>
        <table:table-row table:style-name="ro1">
          <table:table-cell office:value-type="string" calcext:value-type="string">
            <text:p>14:44:30</text:p>
          </table:table-cell>
          <table:table-cell office:value-type="float" office:value="3.3346" calcext:value-type="float">
            <text:p>3.33</text:p>
          </table:table-cell>
        </table:table-row>
        <table:table-row table:style-name="ro1">
          <table:table-cell office:value-type="string" calcext:value-type="string">
            <text:p>14:46:17</text:p>
          </table:table-cell>
          <table:table-cell office:value-type="float" office:value="3.0855" calcext:value-type="float">
            <text:p>3.09</text:p>
          </table:table-cell>
        </table:table-row>
        <table:table-row table:style-name="ro1">
          <table:table-cell office:value-type="string" calcext:value-type="string">
            <text:p>14:48:04</text:p>
          </table:table-cell>
          <table:table-cell office:value-type="float" office:value="3.2637" calcext:value-type="float">
            <text:p>3.26</text:p>
          </table:table-cell>
        </table:table-row>
        <table:table-row table:style-name="ro1">
          <table:table-cell office:value-type="string" calcext:value-type="string">
            <text:p>14:49:51</text:p>
          </table:table-cell>
          <table:table-cell office:value-type="float" office:value="3.4493" calcext:value-type="float">
            <text:p>3.45</text:p>
          </table:table-cell>
        </table:table-row>
        <table:table-row table:style-name="ro1">
          <table:table-cell office:value-type="string" calcext:value-type="string">
            <text:p>14:51:39</text:p>
          </table:table-cell>
          <table:table-cell office:value-type="float" office:value="3.398" calcext:value-type="float">
            <text:p>3.4</text:p>
          </table:table-cell>
        </table:table-row>
        <table:table-row table:style-name="ro1">
          <table:table-cell office:value-type="string" calcext:value-type="string">
            <text:p>14:53:26</text:p>
          </table:table-cell>
          <table:table-cell office:value-type="float" office:value="3.3712" calcext:value-type="float">
            <text:p>3.37</text:p>
          </table:table-cell>
        </table:table-row>
        <table:table-row table:style-name="ro1">
          <table:table-cell office:value-type="string" calcext:value-type="string">
            <text:p>14:55:13</text:p>
          </table:table-cell>
          <table:table-cell office:value-type="float" office:value="3.3822" calcext:value-type="float">
            <text:p>3.38</text:p>
          </table:table-cell>
        </table:table-row>
        <table:table-row table:style-name="ro1">
          <table:table-cell office:value-type="string" calcext:value-type="string">
            <text:p>14:57:01</text:p>
          </table:table-cell>
          <table:table-cell office:value-type="float" office:value="3.3858" calcext:value-type="float">
            <text:p>3.39</text:p>
          </table:table-cell>
        </table:table-row>
        <table:table-row table:style-name="ro1">
          <table:table-cell office:value-type="string" calcext:value-type="string">
            <text:p>14:58:48</text:p>
          </table:table-cell>
          <table:table-cell office:value-type="float" office:value="3.3639" calcext:value-type="float">
            <text:p>3.36</text:p>
          </table:table-cell>
        </table:table-row>
        <table:table-row table:style-name="ro1">
          <table:table-cell office:value-type="string" calcext:value-type="string">
            <text:p>15:00:35</text:p>
          </table:table-cell>
          <table:table-cell office:value-type="float" office:value="3.3834" calcext:value-type="float">
            <text:p>3.38</text:p>
          </table:table-cell>
        </table:table-row>
        <table:table-row table:style-name="ro1">
          <table:table-cell office:value-type="string" calcext:value-type="string">
            <text:p>15:02:22</text:p>
          </table:table-cell>
          <table:table-cell office:value-type="float" office:value="3.3907" calcext:value-type="float">
            <text:p>3.39</text:p>
          </table:table-cell>
        </table:table-row>
        <table:table-row table:style-name="ro1">
          <table:table-cell office:value-type="string" calcext:value-type="string">
            <text:p>15:04:09</text:p>
          </table:table-cell>
          <table:table-cell office:value-type="float" office:value="3.3858" calcext:value-type="float">
            <text:p>3.39</text:p>
          </table:table-cell>
        </table:table-row>
        <table:table-row table:style-name="ro1">
          <table:table-cell office:value-type="string" calcext:value-type="string">
            <text:p>15:05:56</text:p>
          </table:table-cell>
          <table:table-cell office:value-type="float" office:value="3.3687" calcext:value-type="float">
            <text:p>3.37</text:p>
          </table:table-cell>
        </table:table-row>
        <table:table-row table:style-name="ro1">
          <table:table-cell office:value-type="string" calcext:value-type="string">
            <text:p>15:07:43</text:p>
          </table:table-cell>
          <table:table-cell office:value-type="float" office:value="3.3541" calcext:value-type="float">
            <text:p>3.35</text:p>
          </table:table-cell>
        </table:table-row>
        <table:table-row table:style-name="ro1">
          <table:table-cell office:value-type="string" calcext:value-type="string">
            <text:p>15:09:30</text:p>
          </table:table-cell>
          <table:table-cell office:value-type="float" office:value="3.3565" calcext:value-type="float">
            <text:p>3.36</text:p>
          </table:table-cell>
        </table:table-row>
        <table:table-row table:style-name="ro1">
          <table:table-cell office:value-type="string" calcext:value-type="string">
            <text:p>15:11:17</text:p>
          </table:table-cell>
          <table:table-cell office:value-type="float" office:value="3.2845" calcext:value-type="float">
            <text:p>3.28</text:p>
          </table:table-cell>
        </table:table-row>
        <table:table-row table:style-name="ro1">
          <table:table-cell office:value-type="string" calcext:value-type="string">
            <text:p>15:13:04</text:p>
          </table:table-cell>
          <table:table-cell office:value-type="float" office:value="3.022" calcext:value-type="float">
            <text:p>3.02</text:p>
          </table:table-cell>
        </table:table-row>
        <table:table-row table:style-name="ro1">
          <table:table-cell office:value-type="string" calcext:value-type="string">
            <text:p>15:14:51</text:p>
          </table:table-cell>
          <table:table-cell office:value-type="float" office:value="3.4017" calcext:value-type="float">
            <text:p>3.4</text:p>
          </table:table-cell>
        </table:table-row>
        <table:table-row table:style-name="ro1">
          <table:table-cell office:value-type="string" calcext:value-type="string">
            <text:p>15:16:38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5:18:25</text:p>
          </table:table-cell>
          <table:table-cell office:value-type="float" office:value="3.3516" calcext:value-type="float">
            <text:p>3.35</text:p>
          </table:table-cell>
        </table:table-row>
        <table:table-row table:style-name="ro1">
          <table:table-cell office:value-type="string" calcext:value-type="string">
            <text:p>15:20:12</text:p>
          </table:table-cell>
          <table:table-cell office:value-type="float" office:value="3.3663" calcext:value-type="float">
            <text:p>3.37</text:p>
          </table:table-cell>
        </table:table-row>
        <table:table-row table:style-name="ro1">
          <table:table-cell office:value-type="string" calcext:value-type="string">
            <text:p>15:21:59</text:p>
          </table:table-cell>
          <table:table-cell office:value-type="float" office:value="3.3748" calcext:value-type="float">
            <text:p>3.37</text:p>
          </table:table-cell>
        </table:table-row>
        <table:table-row table:style-name="ro1">
          <table:table-cell office:value-type="string" calcext:value-type="string">
            <text:p>15:23:46</text:p>
          </table:table-cell>
          <table:table-cell office:value-type="float" office:value="3.3712" calcext:value-type="float">
            <text:p>3.37</text:p>
          </table:table-cell>
        </table:table-row>
        <table:table-row table:style-name="ro1">
          <table:table-cell office:value-type="string" calcext:value-type="string">
            <text:p>15:25:34</text:p>
          </table:table-cell>
          <table:table-cell office:value-type="float" office:value="3.3614" calcext:value-type="float">
            <text:p>3.36</text:p>
          </table:table-cell>
        </table:table-row>
        <table:table-row table:style-name="ro1">
          <table:table-cell office:value-type="string" calcext:value-type="string">
            <text:p>15:27:21</text:p>
          </table:table-cell>
          <table:table-cell office:value-type="float" office:value="3.3516" calcext:value-type="float">
            <text:p>3.35</text:p>
          </table:table-cell>
        </table:table-row>
        <table:table-row table:style-name="ro1">
          <table:table-cell office:value-type="string" calcext:value-type="string">
            <text:p>15:29:08</text:p>
          </table:table-cell>
          <table:table-cell office:value-type="float" office:value="3.3785" calcext:value-type="float">
            <text:p>3.38</text:p>
          </table:table-cell>
        </table:table-row>
        <table:table-row table:style-name="ro1">
          <table:table-cell office:value-type="string" calcext:value-type="string">
            <text:p>15:30:55</text:p>
          </table:table-cell>
          <table:table-cell office:value-type="float" office:value="3.3761" calcext:value-type="float">
            <text:p>3.38</text:p>
          </table:table-cell>
        </table:table-row>
        <table:table-row table:style-name="ro1">
          <table:table-cell office:value-type="string" calcext:value-type="string">
            <text:p>15:32:42</text:p>
          </table:table-cell>
          <table:table-cell office:value-type="float" office:value="3.3529" calcext:value-type="float">
            <text:p>3.35</text:p>
          </table:table-cell>
        </table:table-row>
        <table:table-row table:style-name="ro1">
          <table:table-cell office:value-type="string" calcext:value-type="string">
            <text:p>15:34:29</text:p>
          </table:table-cell>
          <table:table-cell office:value-type="float" office:value="3.3492" calcext:value-type="float">
            <text:p>3.35</text:p>
          </table:table-cell>
        </table:table-row>
        <table:table-row table:style-name="ro1">
          <table:table-cell office:value-type="string" calcext:value-type="string">
            <text:p>15:36:16</text:p>
          </table:table-cell>
          <table:table-cell office:value-type="float" office:value="3.3663" calcext:value-type="float">
            <text:p>3.37</text:p>
          </table:table-cell>
        </table:table-row>
        <table:table-row table:style-name="ro1">
          <table:table-cell office:value-type="string" calcext:value-type="string">
            <text:p>15:38:03</text:p>
          </table:table-cell>
          <table:table-cell office:value-type="float" office:value="3.3516" calcext:value-type="float">
            <text:p>3.35</text:p>
          </table:table-cell>
        </table:table-row>
        <table:table-row table:style-name="ro1">
          <table:table-cell office:value-type="string" calcext:value-type="string">
            <text:p>15:39:50</text:p>
          </table:table-cell>
          <table:table-cell office:value-type="float" office:value="3.3272" calcext:value-type="float">
            <text:p>3.33</text:p>
          </table:table-cell>
        </table:table-row>
        <table:table-row table:style-name="ro1">
          <table:table-cell office:value-type="string" calcext:value-type="string">
            <text:p>15:41:37</text:p>
          </table:table-cell>
          <table:table-cell office:value-type="float" office:value="3.3407" calcext:value-type="float">
            <text:p>3.34</text:p>
          </table:table-cell>
        </table:table-row>
        <table:table-row table:style-name="ro1">
          <table:table-cell office:value-type="string" calcext:value-type="string">
            <text:p>15:43:24</text:p>
          </table:table-cell>
          <table:table-cell office:value-type="float" office:value="3.3578" calcext:value-type="float">
            <text:p>3.36</text:p>
          </table:table-cell>
        </table:table-row>
        <table:table-row table:style-name="ro1">
          <table:table-cell office:value-type="string" calcext:value-type="string">
            <text:p>15:45:11</text:p>
          </table:table-cell>
          <table:table-cell office:value-type="float" office:value="3.3675" calcext:value-type="float">
            <text:p>3.37</text:p>
          </table:table-cell>
        </table:table-row>
        <table:table-row table:style-name="ro1">
          <table:table-cell office:value-type="string" calcext:value-type="string">
            <text:p>15:46:58</text:p>
          </table:table-cell>
          <table:table-cell office:value-type="float" office:value="3.359" calcext:value-type="float">
            <text:p>3.36</text:p>
          </table:table-cell>
        </table:table-row>
        <table:table-row table:style-name="ro1">
          <table:table-cell office:value-type="string" calcext:value-type="string">
            <text:p>15:48:45</text:p>
          </table:table-cell>
          <table:table-cell office:value-type="float" office:value="3.3455" calcext:value-type="float">
            <text:p>3.35</text:p>
          </table:table-cell>
        </table:table-row>
        <table:table-row table:style-name="ro1">
          <table:table-cell office:value-type="string" calcext:value-type="string">
            <text:p>15:50:32</text:p>
          </table:table-cell>
          <table:table-cell office:value-type="float" office:value="3.3504" calcext:value-type="float">
            <text:p>3.35</text:p>
          </table:table-cell>
        </table:table-row>
        <table:table-row table:style-name="ro1">
          <table:table-cell office:value-type="string" calcext:value-type="string">
            <text:p>15:52:19</text:p>
          </table:table-cell>
          <table:table-cell office:value-type="float" office:value="3.3748" calcext:value-type="float">
            <text:p>3.37</text:p>
          </table:table-cell>
        </table:table-row>
        <table:table-row table:style-name="ro1">
          <table:table-cell office:value-type="string" calcext:value-type="string">
            <text:p>15:54:06</text:p>
          </table:table-cell>
          <table:table-cell office:value-type="float" office:value="3.3651" calcext:value-type="float">
            <text:p>3.37</text:p>
          </table:table-cell>
        </table:table-row>
        <table:table-row table:style-name="ro1">
          <table:table-cell office:value-type="string" calcext:value-type="string">
            <text:p>15:55:53</text:p>
          </table:table-cell>
          <table:table-cell office:value-type="float" office:value="3.3602" calcext:value-type="float">
            <text:p>3.36</text:p>
          </table:table-cell>
        </table:table-row>
        <table:table-row table:style-name="ro1">
          <table:table-cell office:value-type="string" calcext:value-type="string">
            <text:p>15:57:40</text:p>
          </table:table-cell>
          <table:table-cell office:value-type="float" office:value="3.3455" calcext:value-type="float">
            <text:p>3.35</text:p>
          </table:table-cell>
        </table:table-row>
        <table:table-row table:style-name="ro1">
          <table:table-cell office:value-type="string" calcext:value-type="string">
            <text:p>15:59:27</text:p>
          </table:table-cell>
          <table:table-cell office:value-type="float" office:value="3.3468" calcext:value-type="float">
            <text:p>3.35</text:p>
          </table:table-cell>
        </table:table-row>
        <table:table-row table:style-name="ro1">
          <table:table-cell office:value-type="string" calcext:value-type="string">
            <text:p>16:01:15</text:p>
          </table:table-cell>
          <table:table-cell office:value-type="float" office:value="3.3199" calcext:value-type="float">
            <text:p>3.32</text:p>
          </table:table-cell>
        </table:table-row>
        <table:table-row table:style-name="ro1">
          <table:table-cell office:value-type="string" calcext:value-type="string">
            <text:p>16:03:02</text:p>
          </table:table-cell>
          <table:table-cell office:value-type="float" office:value="3.3309" calcext:value-type="float">
            <text:p>3.33</text:p>
          </table:table-cell>
        </table:table-row>
        <table:table-row table:style-name="ro1">
          <table:table-cell office:value-type="string" calcext:value-type="string">
            <text:p>16:04:49</text:p>
          </table:table-cell>
          <table:table-cell office:value-type="float" office:value="3.3223" calcext:value-type="float">
            <text:p>3.32</text:p>
          </table:table-cell>
        </table:table-row>
        <table:table-row table:style-name="ro1">
          <table:table-cell office:value-type="string" calcext:value-type="string">
            <text:p>16:06:36</text:p>
          </table:table-cell>
          <table:table-cell office:value-type="float" office:value="3.3614" calcext:value-type="float">
            <text:p>3.36</text:p>
          </table:table-cell>
        </table:table-row>
        <table:table-row table:style-name="ro1">
          <table:table-cell office:value-type="string" calcext:value-type="string">
            <text:p>16:08:24</text:p>
          </table:table-cell>
          <table:table-cell office:value-type="float" office:value="3.3651" calcext:value-type="float">
            <text:p>3.37</text:p>
          </table:table-cell>
        </table:table-row>
        <table:table-row table:style-name="ro1">
          <table:table-cell office:value-type="string" calcext:value-type="string">
            <text:p>16:10:11</text:p>
          </table:table-cell>
          <table:table-cell office:value-type="float" office:value="3.3651" calcext:value-type="float">
            <text:p>3.37</text:p>
          </table:table-cell>
        </table:table-row>
        <table:table-row table:style-name="ro1">
          <table:table-cell office:value-type="string" calcext:value-type="string">
            <text:p>16:11:59</text:p>
          </table:table-cell>
          <table:table-cell office:value-type="float" office:value="3.3431" calcext:value-type="float">
            <text:p>3.34</text:p>
          </table:table-cell>
        </table:table-row>
        <table:table-row table:style-name="ro1">
          <table:table-cell office:value-type="string" calcext:value-type="string">
            <text:p>16:13:46</text:p>
          </table:table-cell>
          <table:table-cell office:value-type="float" office:value="3.3382" calcext:value-type="float">
            <text:p>3.34</text:p>
          </table:table-cell>
        </table:table-row>
        <table:table-row table:style-name="ro1">
          <table:table-cell office:value-type="string" calcext:value-type="string">
            <text:p>16:15:33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6:17:20</text:p>
          </table:table-cell>
          <table:table-cell office:value-type="float" office:value="3.3553" calcext:value-type="float">
            <text:p>3.36</text:p>
          </table:table-cell>
        </table:table-row>
        <table:table-row table:style-name="ro1">
          <table:table-cell office:value-type="string" calcext:value-type="string">
            <text:p>16:19:08</text:p>
          </table:table-cell>
          <table:table-cell office:value-type="float" office:value="3.3504" calcext:value-type="float">
            <text:p>3.35</text:p>
          </table:table-cell>
        </table:table-row>
        <table:table-row table:style-name="ro1">
          <table:table-cell office:value-type="string" calcext:value-type="string">
            <text:p>16:20:55</text:p>
          </table:table-cell>
          <table:table-cell office:value-type="float" office:value="3.3407" calcext:value-type="float">
            <text:p>3.34</text:p>
          </table:table-cell>
        </table:table-row>
        <table:table-row table:style-name="ro1">
          <table:table-cell office:value-type="string" calcext:value-type="string">
            <text:p>16:22:42</text:p>
          </table:table-cell>
          <table:table-cell office:value-type="float" office:value="3.3687" calcext:value-type="float">
            <text:p>3.37</text:p>
          </table:table-cell>
        </table:table-row>
        <table:table-row table:style-name="ro1">
          <table:table-cell office:value-type="string" calcext:value-type="string">
            <text:p>16:24:29</text:p>
          </table:table-cell>
          <table:table-cell office:value-type="float" office:value="3.3541" calcext:value-type="float">
            <text:p>3.35</text:p>
          </table:table-cell>
        </table:table-row>
        <table:table-row table:style-name="ro1">
          <table:table-cell office:value-type="string" calcext:value-type="string">
            <text:p>16:26:16</text:p>
          </table:table-cell>
          <table:table-cell office:value-type="float" office:value="3.3651" calcext:value-type="float">
            <text:p>3.37</text:p>
          </table:table-cell>
        </table:table-row>
        <table:table-row table:style-name="ro1">
          <table:table-cell office:value-type="string" calcext:value-type="string">
            <text:p>16:28:03</text:p>
          </table:table-cell>
          <table:table-cell office:value-type="float" office:value="3.3504" calcext:value-type="float">
            <text:p>3.35</text:p>
          </table:table-cell>
        </table:table-row>
        <table:table-row table:style-name="ro1">
          <table:table-cell office:value-type="string" calcext:value-type="string">
            <text:p>16:29:51</text:p>
          </table:table-cell>
          <table:table-cell office:value-type="float" office:value="3.3565" calcext:value-type="float">
            <text:p>3.36</text:p>
          </table:table-cell>
        </table:table-row>
        <table:table-row table:style-name="ro1">
          <table:table-cell office:value-type="string" calcext:value-type="string">
            <text:p>16:31:38</text:p>
          </table:table-cell>
          <table:table-cell office:value-type="float" office:value="3.3333" calcext:value-type="float">
            <text:p>3.33</text:p>
          </table:table-cell>
        </table:table-row>
        <table:table-row table:style-name="ro1">
          <table:table-cell office:value-type="string" calcext:value-type="string">
            <text:p>16:33:25</text:p>
          </table:table-cell>
          <table:table-cell office:value-type="float" office:value="3.3358" calcext:value-type="float">
            <text:p>3.34</text:p>
          </table:table-cell>
        </table:table-row>
        <table:table-row table:style-name="ro1">
          <table:table-cell office:value-type="string" calcext:value-type="string">
            <text:p>16:35:12</text:p>
          </table:table-cell>
          <table:table-cell office:value-type="float" office:value="3.3431" calcext:value-type="float">
            <text:p>3.34</text:p>
          </table:table-cell>
        </table:table-row>
        <table:table-row table:style-name="ro1">
          <table:table-cell office:value-type="string" calcext:value-type="string">
            <text:p>16:36:59</text:p>
          </table:table-cell>
          <table:table-cell office:value-type="float" office:value="3.3687" calcext:value-type="float">
            <text:p>3.37</text:p>
          </table:table-cell>
        </table:table-row>
        <table:table-row table:style-name="ro1">
          <table:table-cell office:value-type="string" calcext:value-type="string">
            <text:p>16:38:46</text:p>
          </table:table-cell>
          <table:table-cell office:value-type="float" office:value="3.3602" calcext:value-type="float">
            <text:p>3.36</text:p>
          </table:table-cell>
        </table:table-row>
        <table:table-row table:style-name="ro1">
          <table:table-cell office:value-type="string" calcext:value-type="string">
            <text:p>16:40:33</text:p>
          </table:table-cell>
          <table:table-cell office:value-type="float" office:value="3.3431" calcext:value-type="float">
            <text:p>3.34</text:p>
          </table:table-cell>
        </table:table-row>
        <table:table-row table:style-name="ro1">
          <table:table-cell office:value-type="string" calcext:value-type="string">
            <text:p>16:42:20</text:p>
          </table:table-cell>
          <table:table-cell office:value-type="float" office:value="3.3346" calcext:value-type="float">
            <text:p>3.33</text:p>
          </table:table-cell>
        </table:table-row>
        <table:table-row table:style-name="ro1">
          <table:table-cell office:value-type="string" calcext:value-type="string">
            <text:p>16:44:08</text:p>
          </table:table-cell>
          <table:table-cell office:value-type="float" office:value="3.359" calcext:value-type="float">
            <text:p>3.36</text:p>
          </table:table-cell>
        </table:table-row>
        <table:table-row table:style-name="ro1">
          <table:table-cell office:value-type="string" calcext:value-type="string">
            <text:p>16:45:55</text:p>
          </table:table-cell>
          <table:table-cell office:value-type="float" office:value="3.3382" calcext:value-type="float">
            <text:p>3.34</text:p>
          </table:table-cell>
        </table:table-row>
        <table:table-row table:style-name="ro1">
          <table:table-cell office:value-type="string" calcext:value-type="string">
            <text:p>16:47:42</text:p>
          </table:table-cell>
          <table:table-cell office:value-type="float" office:value="3.3223" calcext:value-type="float">
            <text:p>3.32</text:p>
          </table:table-cell>
        </table:table-row>
        <table:table-row table:style-name="ro1">
          <table:table-cell office:value-type="string" calcext:value-type="string">
            <text:p>16:49:29</text:p>
          </table:table-cell>
          <table:table-cell office:value-type="float" office:value="3.3321" calcext:value-type="float">
            <text:p>3.33</text:p>
          </table:table-cell>
        </table:table-row>
        <table:table-row table:style-name="ro1">
          <table:table-cell office:value-type="string" calcext:value-type="string">
            <text:p>16:51:16</text:p>
          </table:table-cell>
          <table:table-cell office:value-type="float" office:value="3.3468" calcext:value-type="float">
            <text:p>3.35</text:p>
          </table:table-cell>
        </table:table-row>
        <table:table-row table:style-name="ro1">
          <table:table-cell office:value-type="string" calcext:value-type="string">
            <text:p>16:53:03</text:p>
          </table:table-cell>
          <table:table-cell office:value-type="float" office:value="3.3346" calcext:value-type="float">
            <text:p>3.33</text:p>
          </table:table-cell>
        </table:table-row>
        <table:table-row table:style-name="ro1">
          <table:table-cell office:value-type="string" calcext:value-type="string">
            <text:p>16:54:50</text:p>
          </table:table-cell>
          <table:table-cell office:value-type="float" office:value="3.359" calcext:value-type="float">
            <text:p>3.36</text:p>
          </table:table-cell>
        </table:table-row>
        <table:table-row table:style-name="ro1">
          <table:table-cell office:value-type="string" calcext:value-type="string">
            <text:p>16:56:37</text:p>
          </table:table-cell>
          <table:table-cell office:value-type="float" office:value="3.3651" calcext:value-type="float">
            <text:p>3.37</text:p>
          </table:table-cell>
        </table:table-row>
        <table:table-row table:style-name="ro1">
          <table:table-cell office:value-type="string" calcext:value-type="string">
            <text:p>16:58:24</text:p>
          </table:table-cell>
          <table:table-cell office:value-type="float" office:value="3.3639" calcext:value-type="float">
            <text:p>3.36</text:p>
          </table:table-cell>
        </table:table-row>
        <table:table-row table:style-name="ro1">
          <table:table-cell office:value-type="string" calcext:value-type="string">
            <text:p>17:00:12</text:p>
          </table:table-cell>
          <table:table-cell office:value-type="float" office:value="3.3761" calcext:value-type="float">
            <text:p>3.38</text:p>
          </table:table-cell>
        </table:table-row>
        <table:table-row table:style-name="ro1">
          <table:table-cell office:value-type="string" calcext:value-type="string">
            <text:p>17:02:00</text:p>
          </table:table-cell>
          <table:table-cell office:value-type="float" office:value="3.3407" calcext:value-type="float">
            <text:p>3.34</text:p>
          </table:table-cell>
        </table:table-row>
        <table:table-row table:style-name="ro1">
          <table:table-cell office:value-type="string" calcext:value-type="string">
            <text:p>17:03:47</text:p>
          </table:table-cell>
          <table:table-cell office:value-type="float" office:value="3.3223" calcext:value-type="float">
            <text:p>3.32</text:p>
          </table:table-cell>
        </table:table-row>
        <table:table-row table:style-name="ro1">
          <table:table-cell office:value-type="string" calcext:value-type="string">
            <text:p>17:05:34</text:p>
          </table:table-cell>
          <table:table-cell office:value-type="float" office:value="3.3578" calcext:value-type="float">
            <text:p>3.36</text:p>
          </table:table-cell>
        </table:table-row>
        <table:table-row table:style-name="ro1">
          <table:table-cell office:value-type="string" calcext:value-type="string">
            <text:p>17:07:21</text:p>
          </table:table-cell>
          <table:table-cell office:value-type="float" office:value="3.3455" calcext:value-type="float">
            <text:p>3.35</text:p>
          </table:table-cell>
        </table:table-row>
        <table:table-row table:style-name="ro1">
          <table:table-cell office:value-type="string" calcext:value-type="string">
            <text:p>17:09:08</text:p>
          </table:table-cell>
          <table:table-cell office:value-type="float" office:value="3.337" calcext:value-type="float">
            <text:p>3.34</text:p>
          </table:table-cell>
        </table:table-row>
        <table:table-row table:style-name="ro1">
          <table:table-cell office:value-type="string" calcext:value-type="string">
            <text:p>17:10:55</text:p>
          </table:table-cell>
          <table:table-cell office:value-type="float" office:value="3.3333" calcext:value-type="float">
            <text:p>3.33</text:p>
          </table:table-cell>
        </table:table-row>
        <table:table-row table:style-name="ro1">
          <table:table-cell office:value-type="string" calcext:value-type="string">
            <text:p>17:12:42</text:p>
          </table:table-cell>
          <table:table-cell office:value-type="float" office:value="3.3504" calcext:value-type="float">
            <text:p>3.35</text:p>
          </table:table-cell>
        </table:table-row>
        <table:table-row table:style-name="ro1">
          <table:table-cell office:value-type="string" calcext:value-type="string">
            <text:p>17:14:29</text:p>
          </table:table-cell>
          <table:table-cell office:value-type="float" office:value="3.3687" calcext:value-type="float">
            <text:p>3.37</text:p>
          </table:table-cell>
        </table:table-row>
        <table:table-row table:style-name="ro1">
          <table:table-cell office:value-type="string" calcext:value-type="string">
            <text:p>17:17:53</text:p>
          </table:table-cell>
          <table:table-cell office:value-type="float" office:value="3.3822" calcext:value-type="float">
            <text:p>3.38</text:p>
          </table:table-cell>
        </table:table-row>
        <table:table-row table:style-name="ro1">
          <table:table-cell office:value-type="string" calcext:value-type="string">
            <text:p>17:19:40</text:p>
          </table:table-cell>
          <table:table-cell office:value-type="float" office:value="3.3748" calcext:value-type="float">
            <text:p>3.37</text:p>
          </table:table-cell>
        </table:table-row>
        <table:table-row table:style-name="ro1">
          <table:table-cell office:value-type="string" calcext:value-type="string">
            <text:p>17:21:28</text:p>
          </table:table-cell>
          <table:table-cell office:value-type="float" office:value="3.3626" calcext:value-type="float">
            <text:p>3.36</text:p>
          </table:table-cell>
        </table:table-row>
        <table:table-row table:style-name="ro1">
          <table:table-cell office:value-type="string" calcext:value-type="string">
            <text:p>17:23:15</text:p>
          </table:table-cell>
          <table:table-cell office:value-type="float" office:value="3.3541" calcext:value-type="float">
            <text:p>3.35</text:p>
          </table:table-cell>
        </table:table-row>
        <table:table-row table:style-name="ro1">
          <table:table-cell office:value-type="string" calcext:value-type="string">
            <text:p>17:25:02</text:p>
          </table:table-cell>
          <table:table-cell office:value-type="float" office:value="3.3785" calcext:value-type="float">
            <text:p>3.38</text:p>
          </table:table-cell>
        </table:table-row>
        <table:table-row table:style-name="ro1">
          <table:table-cell office:value-type="string" calcext:value-type="string">
            <text:p>17:26:49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7:28:36</text:p>
          </table:table-cell>
          <table:table-cell office:value-type="float" office:value="3.3651" calcext:value-type="float">
            <text:p>3.37</text:p>
          </table:table-cell>
        </table:table-row>
        <table:table-row table:style-name="ro1">
          <table:table-cell office:value-type="string" calcext:value-type="string">
            <text:p>17:30:23</text:p>
          </table:table-cell>
          <table:table-cell office:value-type="float" office:value="3.3468" calcext:value-type="float">
            <text:p>3.35</text:p>
          </table:table-cell>
        </table:table-row>
        <table:table-row table:style-name="ro1">
          <table:table-cell office:value-type="string" calcext:value-type="string">
            <text:p>17:32:10</text:p>
          </table:table-cell>
          <table:table-cell office:value-type="float" office:value="3.3419" calcext:value-type="float">
            <text:p>3.34</text:p>
          </table:table-cell>
        </table:table-row>
        <table:table-row table:style-name="ro1">
          <table:table-cell office:value-type="string" calcext:value-type="string">
            <text:p>17:33:57</text:p>
          </table:table-cell>
          <table:table-cell office:value-type="float" office:value="3.3443" calcext:value-type="float">
            <text:p>3.34</text:p>
          </table:table-cell>
        </table:table-row>
        <table:table-row table:style-name="ro1">
          <table:table-cell office:value-type="string" calcext:value-type="string">
            <text:p>17:35:44</text:p>
          </table:table-cell>
          <table:table-cell office:value-type="float" office:value="3.3419" calcext:value-type="float">
            <text:p>3.34</text:p>
          </table:table-cell>
        </table:table-row>
        <table:table-row table:style-name="ro1">
          <table:table-cell office:value-type="string" calcext:value-type="string">
            <text:p>17:37:31</text:p>
          </table:table-cell>
          <table:table-cell office:value-type="float" office:value="3.3419" calcext:value-type="float">
            <text:p>3.34</text:p>
          </table:table-cell>
        </table:table-row>
        <table:table-row table:style-name="ro1">
          <table:table-cell office:value-type="string" calcext:value-type="string">
            <text:p>17:39:18</text:p>
          </table:table-cell>
          <table:table-cell office:value-type="float" office:value="3.3016" calcext:value-type="float">
            <text:p>3.3</text:p>
          </table:table-cell>
        </table:table-row>
        <table:table-row table:style-name="ro1">
          <table:table-cell office:value-type="string" calcext:value-type="string">
            <text:p>17:41:05</text:p>
          </table:table-cell>
          <table:table-cell office:value-type="float" office:value="3.3883" calcext:value-type="float">
            <text:p>3.39</text:p>
          </table:table-cell>
        </table:table-row>
        <table:table-row table:style-name="ro1">
          <table:table-cell office:value-type="string" calcext:value-type="string">
            <text:p>17:42:52</text:p>
          </table:table-cell>
          <table:table-cell office:value-type="float" office:value="3.3785" calcext:value-type="float">
            <text:p>3.38</text:p>
          </table:table-cell>
        </table:table-row>
        <table:table-row table:style-name="ro1">
          <table:table-cell office:value-type="string" calcext:value-type="string">
            <text:p>17:44:39</text:p>
          </table:table-cell>
          <table:table-cell office:value-type="float" office:value="3.3846" calcext:value-type="float">
            <text:p>3.38</text:p>
          </table:table-cell>
        </table:table-row>
        <table:table-row table:style-name="ro1">
          <table:table-cell office:value-type="string" calcext:value-type="string">
            <text:p>17:46:26</text:p>
          </table:table-cell>
          <table:table-cell office:value-type="float" office:value="3.3724" calcext:value-type="float">
            <text:p>3.37</text:p>
          </table:table-cell>
        </table:table-row>
        <table:table-row table:style-name="ro1">
          <table:table-cell office:value-type="string" calcext:value-type="string">
            <text:p>17:48:14</text:p>
          </table:table-cell>
          <table:table-cell office:value-type="float" office:value="3.381" calcext:value-type="float">
            <text:p>3.38</text:p>
          </table:table-cell>
        </table:table-row>
        <table:table-row table:style-name="ro1">
          <table:table-cell office:value-type="string" calcext:value-type="string">
            <text:p>17:50:01</text:p>
          </table:table-cell>
          <table:table-cell office:value-type="float" office:value="3.3602" calcext:value-type="float">
            <text:p>3.36</text:p>
          </table:table-cell>
        </table:table-row>
        <table:table-row table:style-name="ro1">
          <table:table-cell office:value-type="string" calcext:value-type="string">
            <text:p>17:53:13</text:p>
          </table:table-cell>
          <table:table-cell office:value-type="float" office:value="3.3565" calcext:value-type="float">
            <text:p>3.36</text:p>
          </table:table-cell>
        </table:table-row>
        <table:table-row table:style-name="ro1">
          <table:table-cell office:value-type="string" calcext:value-type="string">
            <text:p>17:55:00</text:p>
          </table:table-cell>
          <table:table-cell office:value-type="float" office:value="3.3516" calcext:value-type="float">
            <text:p>3.35</text:p>
          </table:table-cell>
        </table:table-row>
        <table:table-row table:style-name="ro1">
          <table:table-cell office:value-type="string" calcext:value-type="string">
            <text:p>17:56:47</text:p>
          </table:table-cell>
          <table:table-cell office:value-type="float" office:value="3.3492" calcext:value-type="float">
            <text:p>3.35</text:p>
          </table:table-cell>
        </table:table-row>
        <table:table-row table:style-name="ro1">
          <table:table-cell office:value-type="string" calcext:value-type="string">
            <text:p>17:58:34</text:p>
          </table:table-cell>
          <table:table-cell office:value-type="float" office:value="3.2869" calcext:value-type="float">
            <text:p>3.29</text:p>
          </table:table-cell>
        </table:table-row>
        <table:table-row table:style-name="ro1">
          <table:table-cell office:value-type="string" calcext:value-type="string">
            <text:p>18:00:21</text:p>
          </table:table-cell>
          <table:table-cell office:value-type="float" office:value="3.1868" calcext:value-type="float">
            <text:p>3.19</text:p>
          </table:table-cell>
        </table:table-row>
        <table:table-row table:style-name="ro1">
          <table:table-cell office:value-type="string" calcext:value-type="string">
            <text:p>18:02:08</text:p>
          </table:table-cell>
          <table:table-cell office:value-type="float" office:value="3.0244" calcext:value-type="float">
            <text:p>3.02</text:p>
          </table:table-cell>
        </table:table-row>
        <table:table-row table:style-name="ro1">
          <table:table-cell office:value-type="string" calcext:value-type="string">
            <text:p>18:03:55</text:p>
          </table:table-cell>
          <table:table-cell office:value-type="float" office:value="2.9866" calcext:value-type="float">
            <text:p>2.99</text:p>
          </table:table-cell>
        </table:table-row>
        <table:table-row table:style-name="ro1">
          <table:table-cell office:value-type="string" calcext:value-type="string">
            <text:p>18:05:42</text:p>
          </table:table-cell>
          <table:table-cell office:value-type="float" office:value="2.8791" calcext:value-type="float">
            <text:p>2.88</text:p>
          </table:table-cell>
        </table:table-row>
        <table:table-row table:style-name="ro1">
          <table:table-cell office:value-type="string" calcext:value-type="string">
            <text:p>18:07:30</text:p>
          </table:table-cell>
          <table:table-cell office:value-type="float" office:value="2.8767" calcext:value-type="float">
            <text:p>2.88</text:p>
          </table:table-cell>
        </table:table-row>
        <table:table-row table:style-name="ro1">
          <table:table-cell office:value-type="string" calcext:value-type="string">
            <text:p>18:09:17</text:p>
          </table:table-cell>
          <table:table-cell office:value-type="float" office:value="2.8767" calcext:value-type="float">
            <text:p>2.88</text:p>
          </table:table-cell>
        </table:table-row>
        <table:table-row table:style-name="ro1">
          <table:table-cell office:value-type="string" calcext:value-type="string">
            <text:p>18:11:04</text:p>
          </table:table-cell>
          <table:table-cell office:value-type="float" office:value="2.8816" calcext:value-type="float">
            <text:p>2.88</text:p>
          </table:table-cell>
        </table:table-row>
        <table:table-row table:style-name="ro1">
          <table:table-cell office:value-type="string" calcext:value-type="string">
            <text:p>18:12:51</text:p>
          </table:table-cell>
          <table:table-cell office:value-type="float" office:value="2.8755" calcext:value-type="float">
            <text:p>2.88</text:p>
          </table:table-cell>
        </table:table-row>
        <table:table-row table:style-name="ro1">
          <table:table-cell office:value-type="string" calcext:value-type="string">
            <text:p>18:14:38</text:p>
          </table:table-cell>
          <table:table-cell office:value-type="float" office:value="2.873" calcext:value-type="float">
            <text:p>2.87</text:p>
          </table:table-cell>
        </table:table-row>
        <table:table-row table:style-name="ro1">
          <table:table-cell office:value-type="string" calcext:value-type="string">
            <text:p>18:16:25</text:p>
          </table:table-cell>
          <table:table-cell office:value-type="float" office:value="2.8718" calcext:value-type="float">
            <text:p>2.87</text:p>
          </table:table-cell>
        </table:table-row>
        <table:table-row table:style-name="ro1">
          <table:table-cell office:value-type="string" calcext:value-type="string">
            <text:p>18:18:12</text:p>
          </table:table-cell>
          <table:table-cell office:value-type="float" office:value="2.8217" calcext:value-type="float">
            <text:p>2.82</text:p>
          </table:table-cell>
        </table:table-row>
        <table:table-row table:style-name="ro1">
          <table:table-cell office:value-type="string" calcext:value-type="string">
            <text:p>18:19:59</text:p>
          </table:table-cell>
          <table:table-cell office:value-type="float" office:value="2.7668" calcext:value-type="float">
            <text:p>2.77</text:p>
          </table:table-cell>
        </table:table-row>
        <table:table-row table:style-name="ro1">
          <table:table-cell office:value-type="string" calcext:value-type="string">
            <text:p>18:21:46</text:p>
          </table:table-cell>
          <table:table-cell office:value-type="float" office:value="2.746" calcext:value-type="float">
            <text:p>2.75</text:p>
          </table:table-cell>
        </table:table-row>
        <table:table-row table:style-name="ro1">
          <table:table-cell office:value-type="string" calcext:value-type="string">
            <text:p>18:23:33</text:p>
          </table:table-cell>
          <table:table-cell office:value-type="float" office:value="2.8706" calcext:value-type="float">
            <text:p>2.87</text:p>
          </table:table-cell>
        </table:table-row>
        <table:table-row table:style-name="ro1">
          <table:table-cell office:value-type="string" calcext:value-type="string">
            <text:p>18:25:20</text:p>
          </table:table-cell>
          <table:table-cell office:value-type="float" office:value="2.8645" calcext:value-type="float">
            <text:p>2.86</text:p>
          </table:table-cell>
        </table:table-row>
        <table:table-row table:style-name="ro1">
          <table:table-cell office:value-type="string" calcext:value-type="string">
            <text:p>18:27:07</text:p>
          </table:table-cell>
          <table:table-cell office:value-type="float" office:value="2.8571" calcext:value-type="float">
            <text:p>2.86</text:p>
          </table:table-cell>
        </table:table-row>
        <table:table-row table:style-name="ro1">
          <table:table-cell office:value-type="string" calcext:value-type="string">
            <text:p>18:28:54</text:p>
          </table:table-cell>
          <table:table-cell office:value-type="float" office:value="2.851" calcext:value-type="float">
            <text:p>2.85</text:p>
          </table:table-cell>
        </table:table-row>
        <table:table-row table:style-name="ro1">
          <table:table-cell office:value-type="string" calcext:value-type="string">
            <text:p>18:30:41</text:p>
          </table:table-cell>
          <table:table-cell office:value-type="float" office:value="2.8523" calcext:value-type="float">
            <text:p>2.85</text:p>
          </table:table-cell>
        </table:table-row>
        <table:table-row table:style-name="ro1">
          <table:table-cell office:value-type="string" calcext:value-type="string">
            <text:p>18:32:28</text:p>
          </table:table-cell>
          <table:table-cell office:value-type="float" office:value="2.8498" calcext:value-type="float">
            <text:p>2.85</text:p>
          </table:table-cell>
        </table:table-row>
        <table:table-row table:style-name="ro1">
          <table:table-cell office:value-type="string" calcext:value-type="string">
            <text:p>18:34:15</text:p>
          </table:table-cell>
          <table:table-cell office:value-type="float" office:value="2.8437" calcext:value-type="float">
            <text:p>2.84</text:p>
          </table:table-cell>
        </table:table-row>
        <table:table-row table:style-name="ro1">
          <table:table-cell office:value-type="string" calcext:value-type="string">
            <text:p>18:36:03</text:p>
          </table:table-cell>
          <table:table-cell office:value-type="float" office:value="2.8376" calcext:value-type="float">
            <text:p>2.84</text:p>
          </table:table-cell>
        </table:table-row>
        <table:table-row table:style-name="ro1">
          <table:table-cell office:value-type="string" calcext:value-type="string">
            <text:p>18:37:50</text:p>
          </table:table-cell>
          <table:table-cell office:value-type="float" office:value="2.8364" calcext:value-type="float">
            <text:p>2.84</text:p>
          </table:table-cell>
        </table:table-row>
        <table:table-row table:style-name="ro1">
          <table:table-cell office:value-type="string" calcext:value-type="string">
            <text:p>18:39:37</text:p>
          </table:table-cell>
          <table:table-cell office:value-type="float" office:value="2.8303" calcext:value-type="float">
            <text:p>2.83</text:p>
          </table:table-cell>
        </table:table-row>
        <table:table-row table:style-name="ro1">
          <table:table-cell office:value-type="string" calcext:value-type="string">
            <text:p>18:41:24</text:p>
          </table:table-cell>
          <table:table-cell office:value-type="float" office:value="2.823" calcext:value-type="float">
            <text:p>2.82</text:p>
          </table:table-cell>
        </table:table-row>
        <table:table-row table:style-name="ro1">
          <table:table-cell office:value-type="string" calcext:value-type="string">
            <text:p>18:43:11</text:p>
          </table:table-cell>
          <table:table-cell office:value-type="float" office:value="2.8205" calcext:value-type="float">
            <text:p>2.82</text:p>
          </table:table-cell>
        </table:table-row>
        <table:table-row table:style-name="ro1">
          <table:table-cell office:value-type="string" calcext:value-type="string">
            <text:p>18:44:58</text:p>
          </table:table-cell>
          <table:table-cell office:value-type="float" office:value="2.8156" calcext:value-type="float">
            <text:p>2.82</text:p>
          </table:table-cell>
        </table:table-row>
        <table:table-row table:style-name="ro1">
          <table:table-cell office:value-type="string" calcext:value-type="string">
            <text:p>18:46:45</text:p>
          </table:table-cell>
          <table:table-cell office:value-type="float" office:value="2.812" calcext:value-type="float">
            <text:p>2.81</text:p>
          </table:table-cell>
        </table:table-row>
        <table:table-row table:style-name="ro1">
          <table:table-cell office:value-type="string" calcext:value-type="string">
            <text:p>18:48:32</text:p>
          </table:table-cell>
          <table:table-cell office:value-type="float" office:value="2.8132" calcext:value-type="float">
            <text:p>2.81</text:p>
          </table:table-cell>
        </table:table-row>
        <table:table-row table:style-name="ro1">
          <table:table-cell office:value-type="string" calcext:value-type="string">
            <text:p>18:50:19</text:p>
          </table:table-cell>
          <table:table-cell office:value-type="float" office:value="2.8266" calcext:value-type="float">
            <text:p>2.83</text:p>
          </table:table-cell>
        </table:table-row>
        <table:table-row table:style-name="ro1">
          <table:table-cell office:value-type="string" calcext:value-type="string">
            <text:p>18:52:06</text:p>
          </table:table-cell>
          <table:table-cell office:value-type="float" office:value="2.8266" calcext:value-type="float">
            <text:p>2.83</text:p>
          </table:table-cell>
        </table:table-row>
        <table:table-row table:style-name="ro1">
          <table:table-cell office:value-type="string" calcext:value-type="string">
            <text:p>18:53:54</text:p>
          </table:table-cell>
          <table:table-cell office:value-type="float" office:value="2.812" calcext:value-type="float">
            <text:p>2.81</text:p>
          </table:table-cell>
        </table:table-row>
        <table:table-row table:style-name="ro1">
          <table:table-cell office:value-type="string" calcext:value-type="string">
            <text:p>18:57:16</text:p>
          </table:table-cell>
          <table:table-cell office:value-type="float" office:value="2.7985" calcext:value-type="float">
            <text:p>2.8</text:p>
          </table:table-cell>
        </table:table-row>
        <table:table-row table:style-name="ro1">
          <table:table-cell office:value-type="string" calcext:value-type="string">
            <text:p>18:59:03</text:p>
          </table:table-cell>
          <table:table-cell office:value-type="float" office:value="2.7912" calcext:value-type="float">
            <text:p>2.79</text:p>
          </table:table-cell>
        </table:table-row>
        <table:table-row table:style-name="ro1">
          <table:table-cell office:value-type="string" calcext:value-type="string">
            <text:p>19:00:50</text:p>
          </table:table-cell>
          <table:table-cell office:value-type="float" office:value="2.7814" calcext:value-type="float">
            <text:p>2.78</text:p>
          </table:table-cell>
        </table:table-row>
        <table:table-row table:style-name="ro1">
          <table:table-cell office:value-type="string" calcext:value-type="string">
            <text:p>19:02:37</text:p>
          </table:table-cell>
          <table:table-cell office:value-type="float" office:value="2.7729" calcext:value-type="float">
            <text:p>2.77</text:p>
          </table:table-cell>
        </table:table-row>
        <table:table-row table:style-name="ro1">
          <table:table-cell office:value-type="string" calcext:value-type="string">
            <text:p>19:04:24</text:p>
          </table:table-cell>
          <table:table-cell office:value-type="float" office:value="2.7643" calcext:value-type="float">
            <text:p>2.76</text:p>
          </table:table-cell>
        </table:table-row>
        <table:table-row table:style-name="ro1">
          <table:table-cell office:value-type="string" calcext:value-type="string">
            <text:p>19:06:11</text:p>
          </table:table-cell>
          <table:table-cell office:value-type="float" office:value="2.7619" calcext:value-type="float">
            <text:p>2.76</text:p>
          </table:table-cell>
        </table:table-row>
        <table:table-row table:style-name="ro1">
          <table:table-cell office:value-type="string" calcext:value-type="string">
            <text:p>19:07:58</text:p>
          </table:table-cell>
          <table:table-cell office:value-type="float" office:value="2.7497" calcext:value-type="float">
            <text:p>2.75</text:p>
          </table:table-cell>
        </table:table-row>
        <table:table-row table:style-name="ro1">
          <table:table-cell office:value-type="string" calcext:value-type="string">
            <text:p>19:09:45</text:p>
          </table:table-cell>
          <table:table-cell office:value-type="float" office:value="2.7485" calcext:value-type="float">
            <text:p>2.75</text:p>
          </table:table-cell>
        </table:table-row>
        <table:table-row table:style-name="ro1">
          <table:table-cell office:value-type="string" calcext:value-type="string">
            <text:p>19:11:32</text:p>
          </table:table-cell>
          <table:table-cell office:value-type="float" office:value="2.7387" calcext:value-type="float">
            <text:p>2.74</text:p>
          </table:table-cell>
        </table:table-row>
        <table:table-row table:style-name="ro1">
          <table:table-cell office:value-type="string" calcext:value-type="string">
            <text:p>19:13:20</text:p>
          </table:table-cell>
          <table:table-cell office:value-type="float" office:value="2.7314" calcext:value-type="float">
            <text:p>2.73</text:p>
          </table:table-cell>
        </table:table-row>
        <table:table-row table:style-name="ro1">
          <table:table-cell office:value-type="string" calcext:value-type="string">
            <text:p>19:15:07</text:p>
          </table:table-cell>
          <table:table-cell office:value-type="float" office:value="2.7204" calcext:value-type="float">
            <text:p>2.72</text:p>
          </table:table-cell>
        </table:table-row>
        <table:table-row table:style-name="ro1">
          <table:table-cell office:value-type="string" calcext:value-type="string">
            <text:p>19:16:54</text:p>
          </table:table-cell>
          <table:table-cell office:value-type="float" office:value="2.7106" calcext:value-type="float">
            <text:p>2.71</text:p>
          </table:table-cell>
        </table:table-row>
        <table:table-row table:style-name="ro1">
          <table:table-cell office:value-type="string" calcext:value-type="string">
            <text:p>19:18:41</text:p>
          </table:table-cell>
          <table:table-cell office:value-type="float" office:value="2.696" calcext:value-type="float">
            <text:p>2.7</text:p>
          </table:table-cell>
        </table:table-row>
        <table:table-row table:style-name="ro1">
          <table:table-cell office:value-type="string" calcext:value-type="string">
            <text:p>19:20:28</text:p>
          </table:table-cell>
          <table:table-cell office:value-type="float" office:value="2.6862" calcext:value-type="float">
            <text:p>2.69</text:p>
          </table:table-cell>
        </table:table-row>
        <table:table-row table:style-name="ro1">
          <table:table-cell office:value-type="string" calcext:value-type="string">
            <text:p>19:22:16</text:p>
          </table:table-cell>
          <table:table-cell office:value-type="float" office:value="2.6716" calcext:value-type="float">
            <text:p>2.67</text:p>
          </table:table-cell>
        </table:table-row>
        <table:table-row table:style-name="ro1">
          <table:table-cell office:value-type="string" calcext:value-type="string">
            <text:p>19:24:03</text:p>
          </table:table-cell>
          <table:table-cell office:value-type="float" office:value="2.6569" calcext:value-type="float">
            <text:p>2.66</text:p>
          </table:table-cell>
        </table:table-row>
        <table:table-row table:style-name="ro1">
          <table:table-cell office:value-type="string" calcext:value-type="string">
            <text:p>19:25:51</text:p>
          </table:table-cell>
          <table:table-cell office:value-type="float" office:value="2.6374" calcext:value-type="float">
            <text:p>2.64</text:p>
          </table:table-cell>
        </table:table-row>
        <table:table-row table:style-name="ro1">
          <table:table-cell office:value-type="string" calcext:value-type="string">
            <text:p>19:27:38</text:p>
          </table:table-cell>
          <table:table-cell office:value-type="float" office:value="2.6081" calcext:value-type="float">
            <text:p>2.61</text:p>
          </table:table-cell>
        </table:table-row>
        <table:table-row table:style-name="ro1">
          <table:table-cell office:value-type="string" calcext:value-type="string">
            <text:p>19:29:25</text:p>
          </table:table-cell>
          <table:table-cell office:value-type="float" office:value="2.5885" calcext:value-type="float">
            <text:p>2.59</text:p>
          </table:table-cell>
        </table:table-row>
        <table:table-row table:style-name="ro1">
          <table:table-cell office:value-type="string" calcext:value-type="string">
            <text:p>19:31:12</text:p>
          </table:table-cell>
          <table:table-cell office:value-type="float" office:value="2.5824" calcext:value-type="float">
            <text:p>2.58</text:p>
          </table:table-cell>
        </table:table-row>
        <table:table-row table:style-name="ro1">
          <table:table-cell office:value-type="string" calcext:value-type="string">
            <text:p>19:32:59</text:p>
          </table:table-cell>
          <table:table-cell office:value-type="float" office:value="2.5678" calcext:value-type="float">
            <text:p>2.57</text:p>
          </table:table-cell>
        </table:table-row>
        <table:table-row table:style-name="ro1">
          <table:table-cell office:value-type="string" calcext:value-type="string">
            <text:p>19:34:46</text:p>
          </table:table-cell>
          <table:table-cell office:value-type="float" office:value="2.5617" calcext:value-type="float">
            <text:p>2.56</text:p>
          </table:table-cell>
        </table:table-row>
        <table:table-row table:style-name="ro1">
          <table:table-cell office:value-type="string" calcext:value-type="string">
            <text:p>19:36:33</text:p>
          </table:table-cell>
          <table:table-cell office:value-type="float" office:value="2.5409" calcext:value-type="float">
            <text:p>2.54</text:p>
          </table:table-cell>
        </table:table-row>
        <table:table-row table:style-name="ro1">
          <table:table-cell office:value-type="string" calcext:value-type="string">
            <text:p>19:38:20</text:p>
          </table:table-cell>
          <table:table-cell office:value-type="float" office:value="2.4982" calcext:value-type="float">
            <text:p>2.5</text:p>
          </table:table-cell>
        </table:table-row>
        <table:table-row table:style-name="ro1">
          <table:table-cell office:value-type="string" calcext:value-type="string">
            <text:p>19:40:07</text:p>
          </table:table-cell>
          <table:table-cell office:value-type="float" office:value="2.4542" calcext:value-type="float">
            <text:p>2.45</text:p>
          </table:table-cell>
        </table:table-row>
        <table:table-row table:style-name="ro1">
          <table:table-cell office:value-type="string" calcext:value-type="string">
            <text:p>19:41:54</text:p>
          </table:table-cell>
          <table:table-cell office:value-type="float" office:value="2.431" calcext:value-type="float">
            <text:p>2.43</text:p>
          </table:table-cell>
        </table:table-row>
        <table:table-row table:style-name="ro1">
          <table:table-cell office:value-type="string" calcext:value-type="string">
            <text:p>19:43:41</text:p>
          </table:table-cell>
          <table:table-cell office:value-type="float" office:value="2.4029" calcext:value-type="float">
            <text:p>2.4</text:p>
          </table:table-cell>
        </table:table-row>
        <table:table-row table:style-name="ro1">
          <table:table-cell office:value-type="string" calcext:value-type="string">
            <text:p>19:45:28</text:p>
          </table:table-cell>
          <table:table-cell office:value-type="float" office:value="2.3529" calcext:value-type="float">
            <text:p>2.35</text:p>
          </table:table-cell>
        </table:table-row>
        <table:table-row table:style-name="ro1">
          <table:table-cell office:value-type="string" calcext:value-type="string">
            <text:p>19:47:15</text:p>
          </table:table-cell>
          <table:table-cell office:value-type="float" office:value="2.304" calcext:value-type="float">
            <text:p>2.3</text:p>
          </table:table-cell>
        </table:table-row>
        <table:table-row table:style-name="ro1">
          <table:table-cell office:value-type="string" calcext:value-type="string">
            <text:p>19:49:02</text:p>
          </table:table-cell>
          <table:table-cell office:value-type="float" office:value="2.2515" calcext:value-type="float">
            <text:p>2.25</text:p>
          </table:table-cell>
        </table:table-row>
        <table:table-row table:style-name="ro1">
          <table:table-cell office:value-type="string" calcext:value-type="string">
            <text:p>19:50:50</text:p>
          </table:table-cell>
          <table:table-cell office:value-type="float" office:value="2.2088" calcext:value-type="float">
            <text:p>2.21</text:p>
          </table:table-cell>
        </table:table-row>
        <table:table-row table:style-name="ro1">
          <table:table-cell office:value-type="string" calcext:value-type="string">
            <text:p>19:52:37</text:p>
          </table:table-cell>
          <table:table-cell office:value-type="float" office:value="2.1563" calcext:value-type="float">
            <text:p>2.16</text:p>
          </table:table-cell>
        </table:table-row>
        <table:table-row table:style-name="ro1">
          <table:table-cell office:value-type="string" calcext:value-type="string">
            <text:p>19:54:24</text:p>
          </table:table-cell>
          <table:table-cell office:value-type="float" office:value="2.1013" calcext:value-type="float">
            <text:p>2.1</text:p>
          </table:table-cell>
        </table:table-row>
        <table:table-row table:style-name="ro1">
          <table:table-cell office:value-type="string" calcext:value-type="string">
            <text:p>19:56:11</text:p>
          </table:table-cell>
          <table:table-cell office:value-type="float" office:value="2.0452" calcext:value-type="float">
            <text:p>2.05</text:p>
          </table:table-cell>
        </table:table-row>
        <table:table-row table:style-name="ro1">
          <table:table-cell office:value-type="string" calcext:value-type="string">
            <text:p>19:57:58</text:p>
          </table:table-cell>
          <table:table-cell office:value-type="float" office:value="1.9829" calcext:value-type="float">
            <text:p>1.98</text:p>
          </table:table-cell>
        </table:table-row>
        <table:table-row table:style-name="ro1">
          <table:table-cell office:value-type="string" calcext:value-type="string">
            <text:p>19:59:46</text:p>
          </table:table-cell>
          <table:table-cell office:value-type="float" office:value="1.9292" calcext:value-type="float">
            <text:p>1.93</text:p>
          </table:table-cell>
        </table:table-row>
        <table:table-row table:style-name="ro1">
          <table:table-cell office:value-type="string" calcext:value-type="string">
            <text:p>20:01:33</text:p>
          </table:table-cell>
          <table:table-cell office:value-type="float" office:value="1.8632" calcext:value-type="float">
            <text:p>1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6:03:36.0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6:04:43.638000000</dc:date>
    <meta:editing-duration>PT2M12S</meta:editing-duration>
    <meta:editing-cycles>2</meta:editing-cycles>
    <meta:generator>LibreOffice/4.4.1.2$Windows_x86 LibreOffice_project/45e2de17089c24a1fa810c8f975a7171ba4cd432</meta:generator>
    <meta:document-statistic meta:table-count="1" meta:cell-count="7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82cm" svg:height="11.296cm" xlink:href=".." xlink:type="simple" chart:class="chart:line" chart:style-name="ch1">
        <chart:title svg:x="7.053cm" svg:y="0.361cm" chart:style-name="ch2">
          <text:p>Experiment 1: Single Axis Tracker</text:p>
        </chart:title>
        <chart:plot-area chart:style-name="ch3" table:cell-range-address="SAT_REDUCED.A1:SAT_REDUCED.B366" chart:data-source-has-labels="column" svg:x="1.426cm" svg:y="1.365cm" svg:width="18.941cm" svg:height="8.725cm">
          <chartooo:coordinate-region svg:x="2.504cm" svg:y="1.365cm" svg:width="17.863cm" svg:height="7.06cm"/>
          <chart:axis chart:dimension="x" chart:name="primary-x" chart:style-name="ch4" chartooo:axis-type="auto">
            <chartooo:date-scale/>
            <chart:title svg:x="9.899cm" svg:y="10.315cm" chart:style-name="ch5">
              <text:p>Time (H:M:S)</text:p>
            </chart:title>
            <chart:categories table:cell-range-address="SAT_REDUCED.A1:SAT_REDUCED.A366"/>
          </chart:axis>
          <chart:axis chart:dimension="y" chart:name="primary-y" chart:style-name="ch6">
            <chart:title svg:x="0.451cm" svg:y="6.565cm" chart:style-name="ch7">
              <text:p>Voltage (V)</text:p>
            </chart:title>
            <chart:grid chart:style-name="ch8" chart:class="major"/>
          </chart:axis>
          <chart:series chart:style-name="ch9" chart:values-cell-range-address="SAT_REDUCED.B1:SAT_REDUCED.B366" chart:class="chart:line">
            <chart:mean-value chart:style-name="ch10"/>
            <chart:regression-curve chart:style-name="ch11"/>
            <chart:data-point chart:repeated="3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9:05:17</text:p>
                <draw:g>
                  <svg:desc>SAT_REDUCED.A1:SAT_REDUCED.A366</svg:desc>
                </draw:g>
              </table:table-cell>
              <table:table-cell office:value-type="float" office:value="3.4274">
                <text:p>3.4274</text:p>
                <draw:g>
                  <svg:desc>SAT_REDUCED.B1:SAT_REDUCED.B366</svg:desc>
                </draw:g>
              </table:table-cell>
            </table:table-row>
            <table:table-row>
              <table:table-cell office:value-type="string">
                <text:p>09:07:04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09:08:51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09:10:38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09:12:25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09:14:12</text:p>
              </table:table-cell>
              <table:table-cell office:value-type="float" office:value="3.2796">
                <text:p>3.2796</text:p>
              </table:table-cell>
            </table:table-row>
            <table:table-row>
              <table:table-cell office:value-type="string">
                <text:p>09:15:59</text:p>
              </table:table-cell>
              <table:table-cell office:value-type="float" office:value="3.4029">
                <text:p>3.4029</text:p>
              </table:table-cell>
            </table:table-row>
            <table:table-row>
              <table:table-cell office:value-type="string">
                <text:p>09:17:46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09:19:34</text:p>
              </table:table-cell>
              <table:table-cell office:value-type="float" office:value="3.2637">
                <text:p>3.2637</text:p>
              </table:table-cell>
            </table:table-row>
            <table:table-row>
              <table:table-cell office:value-type="string">
                <text:p>09:21:21</text:p>
              </table:table-cell>
              <table:table-cell office:value-type="float" office:value="3.2283">
                <text:p>3.2283</text:p>
              </table:table-cell>
            </table:table-row>
            <table:table-row>
              <table:table-cell office:value-type="string">
                <text:p>09:23:08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09:24:55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09:26:42</text:p>
              </table:table-cell>
              <table:table-cell office:value-type="float" office:value="3.5018">
                <text:p>3.5018</text:p>
              </table:table-cell>
            </table:table-row>
            <table:table-row>
              <table:table-cell office:value-type="string">
                <text:p>09:28:29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09:30:16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09:32:0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09:33:50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09:35:37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09:37:24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09:39:11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09:40:59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09:42:46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09:44:33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09:46:21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09:48:08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09:49:55</text:p>
              </table:table-cell>
              <table:table-cell office:value-type="float" office:value="3.3871">
                <text:p>3.3871</text:p>
              </table:table-cell>
            </table:table-row>
            <table:table-row>
              <table:table-cell office:value-type="string">
                <text:p>09:51:42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09:53:31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09:55:18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09:57:05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09:58:53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10:00:39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10:02:26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0:04:13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0:06:00</text:p>
              </table:table-cell>
              <table:table-cell office:value-type="float" office:value="3.3614">
                <text:p>3.3614</text:p>
              </table:table-cell>
            </table:table-row>
            <table:table-row>
              <table:table-cell office:value-type="string">
                <text:p>10:07:48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0:09:35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0:11:23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0:13:10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0:14:57</text:p>
              </table:table-cell>
              <table:table-cell office:value-type="float" office:value="3.3871">
                <text:p>3.3871</text:p>
              </table:table-cell>
            </table:table-row>
            <table:table-row>
              <table:table-cell office:value-type="string">
                <text:p>10:16:44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0:18:32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0:20:19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0:22:06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10:23:53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0:25:40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0:27:27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0:29:15</text:p>
              </table:table-cell>
              <table:table-cell office:value-type="float" office:value="3.3443">
                <text:p>3.3443</text:p>
              </table:table-cell>
            </table:table-row>
            <table:table-row>
              <table:table-cell office:value-type="string">
                <text:p>10:31:02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0:32:49</text:p>
              </table:table-cell>
              <table:table-cell office:value-type="float" office:value="3.4005">
                <text:p>3.4005</text:p>
              </table:table-cell>
            </table:table-row>
            <table:table-row>
              <table:table-cell office:value-type="string">
                <text:p>10:34:36</text:p>
              </table:table-cell>
              <table:table-cell office:value-type="float" office:value="3.3944">
                <text:p>3.3944</text:p>
              </table:table-cell>
            </table:table-row>
            <table:table-row>
              <table:table-cell office:value-type="string">
                <text:p>10:36:23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>10:38:10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0:41:45</text:p>
              </table:table-cell>
              <table:table-cell office:value-type="float" office:value="3.2161">
                <text:p>3.2161</text:p>
              </table:table-cell>
            </table:table-row>
            <table:table-row>
              <table:table-cell office:value-type="string">
                <text:p>10:43:32</text:p>
              </table:table-cell>
              <table:table-cell office:value-type="float" office:value="3.2112">
                <text:p>3.2112</text:p>
              </table:table-cell>
            </table:table-row>
            <table:table-row>
              <table:table-cell office:value-type="string">
                <text:p>10:45:19</text:p>
              </table:table-cell>
              <table:table-cell office:value-type="float" office:value="3.4762">
                <text:p>3.4762</text:p>
              </table:table-cell>
            </table:table-row>
            <table:table-row>
              <table:table-cell office:value-type="string">
                <text:p>10:47:06</text:p>
              </table:table-cell>
              <table:table-cell office:value-type="float" office:value="3.4823">
                <text:p>3.4823</text:p>
              </table:table-cell>
            </table:table-row>
            <table:table-row>
              <table:table-cell office:value-type="string">
                <text:p>10:48:53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>
                <text:p>10:50:40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0:52:27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:54:14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0:56:02</text:p>
              </table:table-cell>
              <table:table-cell office:value-type="float" office:value="3.2247">
                <text:p>3.2247</text:p>
              </table:table-cell>
            </table:table-row>
            <table:table-row>
              <table:table-cell office:value-type="string">
                <text:p>10:57:49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0:59:36</text:p>
              </table:table-cell>
              <table:table-cell office:value-type="float" office:value="3.547">
                <text:p>3.547</text:p>
              </table:table-cell>
            </table:table-row>
            <table:table-row>
              <table:table-cell office:value-type="string">
                <text:p>11:01:23</text:p>
              </table:table-cell>
              <table:table-cell office:value-type="float" office:value="3.4457">
                <text:p>3.4457</text:p>
              </table:table-cell>
            </table:table-row>
            <table:table-row>
              <table:table-cell office:value-type="string">
                <text:p>11:03:10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1:04:57</text:p>
              </table:table-cell>
              <table:table-cell office:value-type="float" office:value="3.2833">
                <text:p>3.2833</text:p>
              </table:table-cell>
            </table:table-row>
            <table:table-row>
              <table:table-cell office:value-type="string">
                <text:p>11:06:44</text:p>
              </table:table-cell>
              <table:table-cell office:value-type="float" office:value="3.1368">
                <text:p>3.1368</text:p>
              </table:table-cell>
            </table:table-row>
            <table:table-row>
              <table:table-cell office:value-type="string">
                <text:p>11:08:31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11:10:19</text:p>
              </table:table-cell>
              <table:table-cell office:value-type="float" office:value="3.2063">
                <text:p>3.2063</text:p>
              </table:table-cell>
            </table:table-row>
            <table:table-row>
              <table:table-cell office:value-type="string">
                <text:p>11:12:06</text:p>
              </table:table-cell>
              <table:table-cell office:value-type="float" office:value="3.4689">
                <text:p>3.4689</text:p>
              </table:table-cell>
            </table:table-row>
            <table:table-row>
              <table:table-cell office:value-type="string">
                <text:p>11:13:53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1:15:40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11:17:27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11:19:14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>11:21:01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1:22:49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1:24:36</text:p>
              </table:table-cell>
              <table:table-cell office:value-type="float" office:value="3.2552">
                <text:p>3.2552</text:p>
              </table:table-cell>
            </table:table-row>
            <table:table-row>
              <table:table-cell office:value-type="string">
                <text:p>11:26:23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1:28:10</text:p>
              </table:table-cell>
              <table:table-cell office:value-type="float" office:value="3.1245">
                <text:p>3.1245</text:p>
              </table:table-cell>
            </table:table-row>
            <table:table-row>
              <table:table-cell office:value-type="string">
                <text:p>11:29:57</text:p>
              </table:table-cell>
              <table:table-cell office:value-type="float" office:value="3.3773">
                <text:p>3.3773</text:p>
              </table:table-cell>
            </table:table-row>
            <table:table-row>
              <table:table-cell office:value-type="string">
                <text:p>11:31:45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1:33:32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1:35:19</text:p>
              </table:table-cell>
              <table:table-cell office:value-type="float" office:value="3.1136">
                <text:p>3.1136</text:p>
              </table:table-cell>
            </table:table-row>
            <table:table-row>
              <table:table-cell office:value-type="string">
                <text:p>11:37:06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1:38:53</text:p>
              </table:table-cell>
              <table:table-cell office:value-type="float" office:value="3.2247">
                <text:p>3.2247</text:p>
              </table:table-cell>
            </table:table-row>
            <table:table-row>
              <table:table-cell office:value-type="string">
                <text:p>11:40:40</text:p>
              </table:table-cell>
              <table:table-cell office:value-type="float" office:value="3.4322">
                <text:p>3.4322</text:p>
              </table:table-cell>
            </table:table-row>
            <table:table-row>
              <table:table-cell office:value-type="string">
                <text:p>11:42:27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1:44:14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11:46:01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1:47:48</text:p>
              </table:table-cell>
              <table:table-cell office:value-type="float" office:value="3.2808">
                <text:p>3.2808</text:p>
              </table:table-cell>
            </table:table-row>
            <table:table-row>
              <table:table-cell office:value-type="string">
                <text:p>11:49:35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1:51:2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1:53:10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1:54:57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1:56:44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1:58:31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:00:18</text:p>
              </table:table-cell>
              <table:table-cell office:value-type="float" office:value="3.2711">
                <text:p>3.2711</text:p>
              </table:table-cell>
            </table:table-row>
            <table:table-row>
              <table:table-cell office:value-type="string">
                <text:p>12:02:05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2:03:52</text:p>
              </table:table-cell>
              <table:table-cell office:value-type="float" office:value="3.2576">
                <text:p>3.2576</text:p>
              </table:table-cell>
            </table:table-row>
            <table:table-row>
              <table:table-cell office:value-type="string">
                <text:p>12:05:39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12:07:26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2:09:13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2:11:00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2:12:48</text:p>
              </table:table-cell>
              <table:table-cell office:value-type="float" office:value="3.2894">
                <text:p>3.2894</text:p>
              </table:table-cell>
            </table:table-row>
            <table:table-row>
              <table:table-cell office:value-type="string">
                <text:p>12:14:35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2:16:22</text:p>
              </table:table-cell>
              <table:table-cell office:value-type="float" office:value="3.3248">
                <text:p>3.3248</text:p>
              </table:table-cell>
            </table:table-row>
            <table:table-row>
              <table:table-cell office:value-type="string">
                <text:p>12:18:09</text:p>
              </table:table-cell>
              <table:table-cell office:value-type="float" office:value="3.5543">
                <text:p>3.5543</text:p>
              </table:table-cell>
            </table:table-row>
            <table:table-row>
              <table:table-cell office:value-type="string">
                <text:p>12:19:56</text:p>
              </table:table-cell>
              <table:table-cell office:value-type="float" office:value="3.3175">
                <text:p>3.3175</text:p>
              </table:table-cell>
            </table:table-row>
            <table:table-row>
              <table:table-cell office:value-type="string">
                <text:p>12:21:43</text:p>
              </table:table-cell>
              <table:table-cell office:value-type="float" office:value="3.4335">
                <text:p>3.4335</text:p>
              </table:table-cell>
            </table:table-row>
            <table:table-row>
              <table:table-cell office:value-type="string">
                <text:p>12:23:30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2:25:17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12:27:05</text:p>
              </table:table-cell>
              <table:table-cell office:value-type="float" office:value="3.0818">
                <text:p>3.0818</text:p>
              </table:table-cell>
            </table:table-row>
            <table:table-row>
              <table:table-cell office:value-type="string">
                <text:p>12:28:52</text:p>
              </table:table-cell>
              <table:table-cell office:value-type="float" office:value="3.1355">
                <text:p>3.1355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2:32:26</text:p>
              </table:table-cell>
              <table:table-cell office:value-type="float" office:value="3.4799">
                <text:p>3.4799</text:p>
              </table:table-cell>
            </table:table-row>
            <table:table-row>
              <table:table-cell office:value-type="string">
                <text:p>12:34:13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12:36:0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:37:47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2:39:34</text:p>
              </table:table-cell>
              <table:table-cell office:value-type="float" office:value="3.1502">
                <text:p>3.1502</text:p>
              </table:table-cell>
            </table:table-row>
            <table:table-row>
              <table:table-cell office:value-type="string">
                <text:p>12:41:21</text:p>
              </table:table-cell>
              <table:table-cell office:value-type="float" office:value="3.2491">
                <text:p>3.2491</text:p>
              </table:table-cell>
            </table:table-row>
            <table:table-row>
              <table:table-cell office:value-type="string">
                <text:p>12:43:08</text:p>
              </table:table-cell>
              <table:table-cell office:value-type="float" office:value="3.2369">
                <text:p>3.2369</text:p>
              </table:table-cell>
            </table:table-row>
            <table:table-row>
              <table:table-cell office:value-type="string">
                <text:p>12:44:55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2:48:29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2:50:16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2:52:03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2:53:50</text:p>
              </table:table-cell>
              <table:table-cell office:value-type="float" office:value="3.3272">
                <text:p>3.3272</text:p>
              </table:table-cell>
            </table:table-row>
            <table:table-row>
              <table:table-cell office:value-type="string">
                <text:p>12:55:38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>12:57:25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2:59:12</text:p>
              </table:table-cell>
              <table:table-cell office:value-type="float" office:value="3.0085">
                <text:p>3.0085</text:p>
              </table:table-cell>
            </table:table-row>
            <table:table-row>
              <table:table-cell office:value-type="string">
                <text:p>13:00:59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3:02:46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3:04:33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3:06:20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13:08:07</text:p>
              </table:table-cell>
              <table:table-cell office:value-type="float" office:value="3.3089">
                <text:p>3.3089</text:p>
              </table:table-cell>
            </table:table-row>
            <table:table-row>
              <table:table-cell office:value-type="string">
                <text:p>13:09:54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3:13:28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13:15:15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3:17:03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3:18:50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3:20:37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3:22:24</text:p>
              </table:table-cell>
              <table:table-cell office:value-type="float" office:value="3.2894">
                <text:p>3.2894</text:p>
              </table:table-cell>
            </table:table-row>
            <table:table-row>
              <table:table-cell office:value-type="string">
                <text:p>13:24:11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3:25:58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3:27:45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3:29:33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3:31:20</text:p>
              </table:table-cell>
              <table:table-cell office:value-type="float" office:value="3.3614">
                <text:p>3.3614</text:p>
              </table:table-cell>
            </table:table-row>
            <table:table-row>
              <table:table-cell office:value-type="string">
                <text:p>13:33:07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3:34:54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3:36:41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3:38:28</text:p>
              </table:table-cell>
              <table:table-cell office:value-type="float" office:value="3.337">
                <text:p>3.337</text:p>
              </table:table-cell>
            </table:table-row>
            <table:table-row>
              <table:table-cell office:value-type="string">
                <text:p>13:40:15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3:42:02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3:43:49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3:45:36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3:47:23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3:49:10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3:50:57</text:p>
              </table:table-cell>
              <table:table-cell office:value-type="float" office:value="3.3236">
                <text:p>3.3236</text:p>
              </table:table-cell>
            </table:table-row>
            <table:table-row>
              <table:table-cell office:value-type="string">
                <text:p>13:52:45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3:54:32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3:56:19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>13:58:06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3:59:53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4:01:40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4:03:27</text:p>
              </table:table-cell>
              <table:table-cell office:value-type="float" office:value="3.0244">
                <text:p>3.0244</text:p>
              </table:table-cell>
            </table:table-row>
            <table:table-row>
              <table:table-cell office:value-type="string">
                <text:p>14:05:14</text:p>
              </table:table-cell>
              <table:table-cell office:value-type="float" office:value="3.1551">
                <text:p>3.1551</text:p>
              </table:table-cell>
            </table:table-row>
            <table:table-row>
              <table:table-cell office:value-type="string">
                <text:p>14:07:01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4:08:4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:10:35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4:12:23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4:14:10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4:15:57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4:17:44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4:19:31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14:21:18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14:23:05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4:26:39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4:28:27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4:30:14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4:32:01</text:p>
              </table:table-cell>
              <table:table-cell office:value-type="float" office:value="3.3675">
                <text:p>3.3675</text:p>
              </table:table-cell>
            </table:table-row>
            <table:table-row>
              <table:table-cell office:value-type="string">
                <text:p>14:33:48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14:35:35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4:37:22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4:39:09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4:40:56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4:42:43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4:44:30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4:46:17</text:p>
              </table:table-cell>
              <table:table-cell office:value-type="float" office:value="3.0855">
                <text:p>3.0855</text:p>
              </table:table-cell>
            </table:table-row>
            <table:table-row>
              <table:table-cell office:value-type="string">
                <text:p>14:48:04</text:p>
              </table:table-cell>
              <table:table-cell office:value-type="float" office:value="3.2637">
                <text:p>3.2637</text:p>
              </table:table-cell>
            </table:table-row>
            <table:table-row>
              <table:table-cell office:value-type="string">
                <text:p>14:49:51</text:p>
              </table:table-cell>
              <table:table-cell office:value-type="float" office:value="3.4493">
                <text:p>3.4493</text:p>
              </table:table-cell>
            </table:table-row>
            <table:table-row>
              <table:table-cell office:value-type="string">
                <text:p>14:51:39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14:53:26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4:55:13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14:57:01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4:58:48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15:02:22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5:04:09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5:05:56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5:07:43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5:09:30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5:11:17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5:13:04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15:14:51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15:16:38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5:18:25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5:20:12</text:p>
              </table:table-cell>
              <table:table-cell office:value-type="float" office:value="3.3663">
                <text:p>3.3663</text:p>
              </table:table-cell>
            </table:table-row>
            <table:table-row>
              <table:table-cell office:value-type="string">
                <text:p>15:21:59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5:23:46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5:25:34</text:p>
              </table:table-cell>
              <table:table-cell office:value-type="float" office:value="3.3614">
                <text:p>3.3614</text:p>
              </table:table-cell>
            </table:table-row>
            <table:table-row>
              <table:table-cell office:value-type="string">
                <text:p>15:27:21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5:29:08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5:30:55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5:32:42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5:34:29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5:36:16</text:p>
              </table:table-cell>
              <table:table-cell office:value-type="float" office:value="3.3663">
                <text:p>3.3663</text:p>
              </table:table-cell>
            </table:table-row>
            <table:table-row>
              <table:table-cell office:value-type="string">
                <text:p>15:38:03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5:39:50</text:p>
              </table:table-cell>
              <table:table-cell office:value-type="float" office:value="3.3272">
                <text:p>3.3272</text:p>
              </table:table-cell>
            </table:table-row>
            <table:table-row>
              <table:table-cell office:value-type="string">
                <text:p>15:41:37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5:43:24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15:45:11</text:p>
              </table:table-cell>
              <table:table-cell office:value-type="float" office:value="3.3675">
                <text:p>3.3675</text:p>
              </table:table-cell>
            </table:table-row>
            <table:table-row>
              <table:table-cell office:value-type="string">
                <text:p>15:46:58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5:48:45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5:50:32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5:52:19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5:54:06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5:55:53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5:57:40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5:59:27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6:01:15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6:03:02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6:04:49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6:06:36</text:p>
              </table:table-cell>
              <table:table-cell office:value-type="float" office:value="3.3614">
                <text:p>3.3614</text:p>
              </table:table-cell>
            </table:table-row>
            <table:table-row>
              <table:table-cell office:value-type="string">
                <text:p>16:08:24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6:10:11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6:11:59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6:13:46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6:15:3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17:20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16:19:08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6:20:55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6:22:42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6:24:29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6:26:16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6:28:03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6:29:51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6:31:38</text:p>
              </table:table-cell>
              <table:table-cell office:value-type="float" office:value="3.3333">
                <text:p>3.3333</text:p>
              </table:table-cell>
            </table:table-row>
            <table:table-row>
              <table:table-cell office:value-type="string">
                <text:p>16:33:25</text:p>
              </table:table-cell>
              <table:table-cell office:value-type="float" office:value="3.3358">
                <text:p>3.3358</text:p>
              </table:table-cell>
            </table:table-row>
            <table:table-row>
              <table:table-cell office:value-type="string">
                <text:p>16:35:12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6:36:59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6:38:46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6:40:33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6:42:20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6:47:42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6:49:29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6:51:16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6:53:03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6:54:50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6:56:37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6:58:24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7:00:12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7:02:00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7:03:47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7:05:34</text:p>
              </table:table-cell>
              <table:table-cell office:value-type="float" office:value="3.3578">
                <text:p>3.3578</text:p>
              </table:table-cell>
            </table:table-row>
            <table:table-row>
              <table:table-cell office:value-type="string">
                <text:p>17:07:21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7:09:08</text:p>
              </table:table-cell>
              <table:table-cell office:value-type="float" office:value="3.337">
                <text:p>3.337</text:p>
              </table:table-cell>
            </table:table-row>
            <table:table-row>
              <table:table-cell office:value-type="string">
                <text:p>17:10:55</text:p>
              </table:table-cell>
              <table:table-cell office:value-type="float" office:value="3.3333">
                <text:p>3.3333</text:p>
              </table:table-cell>
            </table:table-row>
            <table:table-row>
              <table:table-cell office:value-type="string">
                <text:p>17:12:42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7:14:29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17:17:53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17:19:40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7:21:28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7:23:15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7:25:02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7:26:4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7:28:36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7:30:23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7:32:10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7:33:57</text:p>
              </table:table-cell>
              <table:table-cell office:value-type="float" office:value="3.3443">
                <text:p>3.3443</text:p>
              </table:table-cell>
            </table:table-row>
            <table:table-row>
              <table:table-cell office:value-type="string">
                <text:p>17:35:44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7:37:31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7:39:18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7:41:05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7:42:52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7:44:39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7:46:26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17:48:14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17:50:01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7:53:13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17:55:00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7:56:47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7:58:34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8:00:21</text:p>
              </table:table-cell>
              <table:table-cell office:value-type="float" office:value="3.1868">
                <text:p>3.1868</text:p>
              </table:table-cell>
            </table:table-row>
            <table:table-row>
              <table:table-cell office:value-type="string">
                <text:p>18:02:08</text:p>
              </table:table-cell>
              <table:table-cell office:value-type="float" office:value="3.0244">
                <text:p>3.0244</text:p>
              </table:table-cell>
            </table:table-row>
            <table:table-row>
              <table:table-cell office:value-type="string">
                <text:p>18:03:55</text:p>
              </table:table-cell>
              <table:table-cell office:value-type="float" office:value="2.9866">
                <text:p>2.9866</text:p>
              </table:table-cell>
            </table:table-row>
            <table:table-row>
              <table:table-cell office:value-type="string">
                <text:p>18:05:42</text:p>
              </table:table-cell>
              <table:table-cell office:value-type="float" office:value="2.8791">
                <text:p>2.8791</text:p>
              </table:table-cell>
            </table:table-row>
            <table:table-row>
              <table:table-cell office:value-type="string">
                <text:p>18:07:30</text:p>
              </table:table-cell>
              <table:table-cell office:value-type="float" office:value="2.8767">
                <text:p>2.8767</text:p>
              </table:table-cell>
            </table:table-row>
            <table:table-row>
              <table:table-cell office:value-type="string">
                <text:p>18:09:17</text:p>
              </table:table-cell>
              <table:table-cell office:value-type="float" office:value="2.8767">
                <text:p>2.8767</text:p>
              </table:table-cell>
            </table:table-row>
            <table:table-row>
              <table:table-cell office:value-type="string">
                <text:p>18:11:04</text:p>
              </table:table-cell>
              <table:table-cell office:value-type="float" office:value="2.8816">
                <text:p>2.8816</text:p>
              </table:table-cell>
            </table:table-row>
            <table:table-row>
              <table:table-cell office:value-type="string">
                <text:p>18:12:51</text:p>
              </table:table-cell>
              <table:table-cell office:value-type="float" office:value="2.8755">
                <text:p>2.8755</text:p>
              </table:table-cell>
            </table:table-row>
            <table:table-row>
              <table:table-cell office:value-type="string">
                <text:p>18:14:38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18:16:25</text:p>
              </table:table-cell>
              <table:table-cell office:value-type="float" office:value="2.8718">
                <text:p>2.8718</text:p>
              </table:table-cell>
            </table:table-row>
            <table:table-row>
              <table:table-cell office:value-type="string">
                <text:p>18:18:12</text:p>
              </table:table-cell>
              <table:table-cell office:value-type="float" office:value="2.8217">
                <text:p>2.8217</text:p>
              </table:table-cell>
            </table:table-row>
            <table:table-row>
              <table:table-cell office:value-type="string">
                <text:p>18:19:59</text:p>
              </table:table-cell>
              <table:table-cell office:value-type="float" office:value="2.7668">
                <text:p>2.7668</text:p>
              </table:table-cell>
            </table:table-row>
            <table:table-row>
              <table:table-cell office:value-type="string">
                <text:p>18:21:46</text:p>
              </table:table-cell>
              <table:table-cell office:value-type="float" office:value="2.746">
                <text:p>2.746</text:p>
              </table:table-cell>
            </table:table-row>
            <table:table-row>
              <table:table-cell office:value-type="string">
                <text:p>18:23:33</text:p>
              </table:table-cell>
              <table:table-cell office:value-type="float" office:value="2.8706">
                <text:p>2.8706</text:p>
              </table:table-cell>
            </table:table-row>
            <table:table-row>
              <table:table-cell office:value-type="string">
                <text:p>18:25:20</text:p>
              </table:table-cell>
              <table:table-cell office:value-type="float" office:value="2.8645">
                <text:p>2.8645</text:p>
              </table:table-cell>
            </table:table-row>
            <table:table-row>
              <table:table-cell office:value-type="string">
                <text:p>18:27:07</text:p>
              </table:table-cell>
              <table:table-cell office:value-type="float" office:value="2.8571">
                <text:p>2.8571</text:p>
              </table:table-cell>
            </table:table-row>
            <table:table-row>
              <table:table-cell office:value-type="string">
                <text:p>18:28:54</text:p>
              </table:table-cell>
              <table:table-cell office:value-type="float" office:value="2.851">
                <text:p>2.851</text:p>
              </table:table-cell>
            </table:table-row>
            <table:table-row>
              <table:table-cell office:value-type="string">
                <text:p>18:30:41</text:p>
              </table:table-cell>
              <table:table-cell office:value-type="float" office:value="2.8523">
                <text:p>2.8523</text:p>
              </table:table-cell>
            </table:table-row>
            <table:table-row>
              <table:table-cell office:value-type="string">
                <text:p>18:32:28</text:p>
              </table:table-cell>
              <table:table-cell office:value-type="float" office:value="2.8498">
                <text:p>2.8498</text:p>
              </table:table-cell>
            </table:table-row>
            <table:table-row>
              <table:table-cell office:value-type="string">
                <text:p>18:34:15</text:p>
              </table:table-cell>
              <table:table-cell office:value-type="float" office:value="2.8437">
                <text:p>2.8437</text:p>
              </table:table-cell>
            </table:table-row>
            <table:table-row>
              <table:table-cell office:value-type="string">
                <text:p>18:36:03</text:p>
              </table:table-cell>
              <table:table-cell office:value-type="float" office:value="2.8376">
                <text:p>2.8376</text:p>
              </table:table-cell>
            </table:table-row>
            <table:table-row>
              <table:table-cell office:value-type="string">
                <text:p>18:37:50</text:p>
              </table:table-cell>
              <table:table-cell office:value-type="float" office:value="2.8364">
                <text:p>2.8364</text:p>
              </table:table-cell>
            </table:table-row>
            <table:table-row>
              <table:table-cell office:value-type="string">
                <text:p>18:39:37</text:p>
              </table:table-cell>
              <table:table-cell office:value-type="float" office:value="2.8303">
                <text:p>2.8303</text:p>
              </table:table-cell>
            </table:table-row>
            <table:table-row>
              <table:table-cell office:value-type="string">
                <text:p>18:41:24</text:p>
              </table:table-cell>
              <table:table-cell office:value-type="float" office:value="2.823">
                <text:p>2.823</text:p>
              </table:table-cell>
            </table:table-row>
            <table:table-row>
              <table:table-cell office:value-type="string">
                <text:p>18:43:11</text:p>
              </table:table-cell>
              <table:table-cell office:value-type="float" office:value="2.8205">
                <text:p>2.8205</text:p>
              </table:table-cell>
            </table:table-row>
            <table:table-row>
              <table:table-cell office:value-type="string">
                <text:p>18:44:58</text:p>
              </table:table-cell>
              <table:table-cell office:value-type="float" office:value="2.8156">
                <text:p>2.8156</text:p>
              </table:table-cell>
            </table:table-row>
            <table:table-row>
              <table:table-cell office:value-type="string">
                <text:p>18:46:45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string">
                <text:p>18:48:32</text:p>
              </table:table-cell>
              <table:table-cell office:value-type="float" office:value="2.8132">
                <text:p>2.8132</text:p>
              </table:table-cell>
            </table:table-row>
            <table:table-row>
              <table:table-cell office:value-type="string">
                <text:p>18:50:19</text:p>
              </table:table-cell>
              <table:table-cell office:value-type="float" office:value="2.8266">
                <text:p>2.8266</text:p>
              </table:table-cell>
            </table:table-row>
            <table:table-row>
              <table:table-cell office:value-type="string">
                <text:p>18:52:06</text:p>
              </table:table-cell>
              <table:table-cell office:value-type="float" office:value="2.8266">
                <text:p>2.8266</text:p>
              </table:table-cell>
            </table:table-row>
            <table:table-row>
              <table:table-cell office:value-type="string">
                <text:p>18:53:54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string">
                <text:p>18:57:16</text:p>
              </table:table-cell>
              <table:table-cell office:value-type="float" office:value="2.7985">
                <text:p>2.7985</text:p>
              </table:table-cell>
            </table:table-row>
            <table:table-row>
              <table:table-cell office:value-type="string">
                <text:p>18:59:03</text:p>
              </table:table-cell>
              <table:table-cell office:value-type="float" office:value="2.7912">
                <text:p>2.7912</text:p>
              </table:table-cell>
            </table:table-row>
            <table:table-row>
              <table:table-cell office:value-type="string">
                <text:p>19:00:50</text:p>
              </table:table-cell>
              <table:table-cell office:value-type="float" office:value="2.7814">
                <text:p>2.7814</text:p>
              </table:table-cell>
            </table:table-row>
            <table:table-row>
              <table:table-cell office:value-type="string">
                <text:p>19:02:37</text:p>
              </table:table-cell>
              <table:table-cell office:value-type="float" office:value="2.7729">
                <text:p>2.7729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2.7643">
                <text:p>2.7643</text:p>
              </table:table-cell>
            </table:table-row>
            <table:table-row>
              <table:table-cell office:value-type="string">
                <text:p>19:06:11</text:p>
              </table:table-cell>
              <table:table-cell office:value-type="float" office:value="2.7619">
                <text:p>2.7619</text:p>
              </table:table-cell>
            </table:table-row>
            <table:table-row>
              <table:table-cell office:value-type="string">
                <text:p>19:07:58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19:09:45</text:p>
              </table:table-cell>
              <table:table-cell office:value-type="float" office:value="2.7485">
                <text:p>2.7485</text:p>
              </table:table-cell>
            </table:table-row>
            <table:table-row>
              <table:table-cell office:value-type="string">
                <text:p>19:11:32</text:p>
              </table:table-cell>
              <table:table-cell office:value-type="float" office:value="2.7387">
                <text:p>2.7387</text:p>
              </table:table-cell>
            </table:table-row>
            <table:table-row>
              <table:table-cell office:value-type="string">
                <text:p>19:13:20</text:p>
              </table:table-cell>
              <table:table-cell office:value-type="float" office:value="2.7314">
                <text:p>2.7314</text:p>
              </table:table-cell>
            </table:table-row>
            <table:table-row>
              <table:table-cell office:value-type="string">
                <text:p>19:15:07</text:p>
              </table:table-cell>
              <table:table-cell office:value-type="float" office:value="2.7204">
                <text:p>2.7204</text:p>
              </table:table-cell>
            </table:table-row>
            <table:table-row>
              <table:table-cell office:value-type="string">
                <text:p>19:16:54</text:p>
              </table:table-cell>
              <table:table-cell office:value-type="float" office:value="2.7106">
                <text:p>2.7106</text:p>
              </table:table-cell>
            </table:table-row>
            <table:table-row>
              <table:table-cell office:value-type="string">
                <text:p>19:18:41</text:p>
              </table:table-cell>
              <table:table-cell office:value-type="float" office:value="2.696">
                <text:p>2.696</text:p>
              </table:table-cell>
            </table:table-row>
            <table:table-row>
              <table:table-cell office:value-type="string">
                <text:p>19:20:28</text:p>
              </table:table-cell>
              <table:table-cell office:value-type="float" office:value="2.6862">
                <text:p>2.6862</text:p>
              </table:table-cell>
            </table:table-row>
            <table:table-row>
              <table:table-cell office:value-type="string">
                <text:p>19:22:16</text:p>
              </table:table-cell>
              <table:table-cell office:value-type="float" office:value="2.6716">
                <text:p>2.6716</text:p>
              </table:table-cell>
            </table:table-row>
            <table:table-row>
              <table:table-cell office:value-type="string">
                <text:p>19:24:03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9:25:51</text:p>
              </table:table-cell>
              <table:table-cell office:value-type="float" office:value="2.6374">
                <text:p>2.6374</text:p>
              </table:table-cell>
            </table:table-row>
            <table:table-row>
              <table:table-cell office:value-type="string">
                <text:p>19:27:38</text:p>
              </table:table-cell>
              <table:table-cell office:value-type="float" office:value="2.6081">
                <text:p>2.6081</text:p>
              </table:table-cell>
            </table:table-row>
            <table:table-row>
              <table:table-cell office:value-type="string">
                <text:p>19:29:25</text:p>
              </table:table-cell>
              <table:table-cell office:value-type="float" office:value="2.5885">
                <text:p>2.5885</text:p>
              </table:table-cell>
            </table:table-row>
            <table:table-row>
              <table:table-cell office:value-type="string">
                <text:p>19:31:12</text:p>
              </table:table-cell>
              <table:table-cell office:value-type="float" office:value="2.5824">
                <text:p>2.5824</text:p>
              </table:table-cell>
            </table:table-row>
            <table:table-row>
              <table:table-cell office:value-type="string">
                <text:p>19:32:59</text:p>
              </table:table-cell>
              <table:table-cell office:value-type="float" office:value="2.5678">
                <text:p>2.5678</text:p>
              </table:table-cell>
            </table:table-row>
            <table:table-row>
              <table:table-cell office:value-type="string">
                <text:p>19:34:46</text:p>
              </table:table-cell>
              <table:table-cell office:value-type="float" office:value="2.5617">
                <text:p>2.5617</text:p>
              </table:table-cell>
            </table:table-row>
            <table:table-row>
              <table:table-cell office:value-type="string">
                <text:p>19:36:33</text:p>
              </table:table-cell>
              <table:table-cell office:value-type="float" office:value="2.5409">
                <text:p>2.5409</text:p>
              </table:table-cell>
            </table:table-row>
            <table:table-row>
              <table:table-cell office:value-type="string">
                <text:p>19:38:20</text:p>
              </table:table-cell>
              <table:table-cell office:value-type="float" office:value="2.4982">
                <text:p>2.4982</text:p>
              </table:table-cell>
            </table:table-row>
            <table:table-row>
              <table:table-cell office:value-type="string">
                <text:p>19:40:07</text:p>
              </table:table-cell>
              <table:table-cell office:value-type="float" office:value="2.4542">
                <text:p>2.4542</text:p>
              </table:table-cell>
            </table:table-row>
            <table:table-row>
              <table:table-cell office:value-type="string">
                <text:p>19:41:54</text:p>
              </table:table-cell>
              <table:table-cell office:value-type="float" office:value="2.431">
                <text:p>2.431</text:p>
              </table:table-cell>
            </table:table-row>
            <table:table-row>
              <table:table-cell office:value-type="string">
                <text:p>19:43:41</text:p>
              </table:table-cell>
              <table:table-cell office:value-type="float" office:value="2.4029">
                <text:p>2.4029</text:p>
              </table:table-cell>
            </table:table-row>
            <table:table-row>
              <table:table-cell office:value-type="string">
                <text:p>19:45:28</text:p>
              </table:table-cell>
              <table:table-cell office:value-type="float" office:value="2.3529">
                <text:p>2.3529</text:p>
              </table:table-cell>
            </table:table-row>
            <table:table-row>
              <table:table-cell office:value-type="string">
                <text:p>19:47:15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string">
                <text:p>19:49:02</text:p>
              </table:table-cell>
              <table:table-cell office:value-type="float" office:value="2.2515">
                <text:p>2.2515</text:p>
              </table:table-cell>
            </table:table-row>
            <table:table-row>
              <table:table-cell office:value-type="string">
                <text:p>19:50:50</text:p>
              </table:table-cell>
              <table:table-cell office:value-type="float" office:value="2.2088">
                <text:p>2.2088</text:p>
              </table:table-cell>
            </table:table-row>
            <table:table-row>
              <table:table-cell office:value-type="string">
                <text:p>19:52:37</text:p>
              </table:table-cell>
              <table:table-cell office:value-type="float" office:value="2.1563">
                <text:p>2.1563</text:p>
              </table:table-cell>
            </table:table-row>
            <table:table-row>
              <table:table-cell office:value-type="string">
                <text:p>19:54:24</text:p>
              </table:table-cell>
              <table:table-cell office:value-type="float" office:value="2.1013">
                <text:p>2.1013</text:p>
              </table:table-cell>
            </table:table-row>
            <table:table-row>
              <table:table-cell office:value-type="string">
                <text:p>19:56:11</text:p>
              </table:table-cell>
              <table:table-cell office:value-type="float" office:value="2.0452">
                <text:p>2.0452</text:p>
              </table:table-cell>
            </table:table-row>
            <table:table-row>
              <table:table-cell office:value-type="string">
                <text:p>19:57:58</text:p>
              </table:table-cell>
              <table:table-cell office:value-type="float" office:value="1.9829">
                <text:p>1.9829</text:p>
              </table:table-cell>
            </table:table-row>
            <table:table-row>
              <table:table-cell office:value-type="string">
                <text:p>19:59:46</text:p>
              </table:table-cell>
              <table:table-cell office:value-type="float" office:value="1.9292">
                <text:p>1.9292</text:p>
              </table:table-cell>
            </table:table-row>
            <table:table-row>
              <table:table-cell office:value-type="string">
                <text:p>20:01:33</text:p>
              </table:table-cell>
              <table:table-cell office:value-type="float" office:value="1.8632">
                <text:p>1.8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